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fo:font-size="22pt" style:font-size-asian="22pt" style:font-size-complex="22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size="22pt" style:font-size-asian="22pt" style:font-size-complex="22pt"/>
    </style:style>
    <style:style style:name="T1" style:family="text">
      <style:text-properties fo:font-variant="normal" fo:text-transform="none" fo:color="#030303" loext:opacity="100%" style:font-name="Roboto" fo:font-size="10.5pt" fo:letter-spacing="normal" fo:font-style="normal" fo:font-weight="normal"/>
    </style:style>
    <style:style style:name="T2" style:family="text">
      <style:text-properties fo:font-variant="normal" fo:text-transform="none" fo:color="#030303" loext:opacity="100%" style:font-name="Roboto" fo:letter-spacing="normal" fo:font-style="normal" fo:font-weight="normal"/>
    </style:style>
    <style:style style:name="T3" style:family="text">
      <style:text-properties fo:font-variant="normal" fo:text-transform="none" fo:color="#030303" loext:opacity="100%" fo:letter-spacing="normal" style:font-name-asian="Roboto" style:font-size-asian="10.5pt" style:font-style-asian="normal" style:font-weight-asian="normal"/>
    </style:style>
    <style:style style:name="T4" style:family="text">
      <style:text-properties fo:font-variant="normal" fo:text-transform="none" fo:color="#030303" loext:opacity="100%" fo:letter-spacing="normal" style:font-name-asian="Roboto" style:font-style-asian="normal" style:font-weight-asian="normal"/>
    </style:style>
    <style:style style:name="T5" style:family="text">
      <style:text-properties fo:font-size="22pt" style:font-size-asian="22pt" style:font-size-complex="2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科技</text:span><text:span text:style-name="T2">lion</text:span><text:span text:style-name="T4">专属</text:span><text:span text:style-name="T2">v2rayN</text:span><text:span text:style-name="T4">和</text:span><text:span text:style-name="T2">v2rayNG</text:span><text:span text:style-name="T4">订阅地址</text:span> 长期维护</text:p>
      <text:p text:style-name="P1"/>
      <text:p text:style-name="P1"/>
      <text:p text:style-name="P1"/>
      <text:p text:style-name="Standard"><text:a xlink:type="simple" xlink:href="https://raw.githubusercontent.com/lion12776/kejilion/main/ss_v2ray_winxray" text:style-name="Internet_20_link" text:visited-style-name="Visited_20_Internet_20_Link"><text:span text:style-name="T5">https://raw.githubusercontent.com/lion12776/kejilion/main/ss_v2ray_winxray</text:span></text:a></text:p>
      <text:p text:style-name="P1"/>
      <text:p text:style-name="P1"/>
      <text:p text:style-name="Standard">c3M6Ly9ZMmhoWTJoaE1qQXRhV1YwWmkxd2IyeDVNVE13TlRwemVVTnBTbXd6Ym1JNFQwUkFOVEV1T0RFdU16VXVNVFkwT2pVM05EYzQjJWYwJTlmJTg3JWJhJWYwJTlmJTg3JWI4VVNfMjk5MA0Kc3M6Ly9ZV1Z6TFRJMU5pMW5ZMjA2V1dkMWMwZ3lUVmRCT0ZCWFl6TndNbFpFYzFJM1FWWjJRREU0TlM0ME5DNDNOaTR4T0RnNk16RTNOalE9I1Bvb2xfXzEwNjMNCnNzOi8vWVdWekxUSTFOaTFuWTIwNlExVnVaRk5hYmxselVFdGpkVFpMYWpoVVNGWk5Ra2hFUURFME15NHlORFF1TlRZdU1qTXdPak01TnpjeSNQb29sXyVmMCU5ZiU4NyViYSVmMCU5ZiU4NyViOFVTXzI2NTQNCnNzOi8vWVdWekxUSTFOaTFuWTIwNmJqaDNORk4wYm1KV1JEbGtiVmhaYmpSQmFuUTROMFZCUURVdU1UZzVMakl3TWk0NU9qTXhOVGN5I1Bvb2xfJWYwJTlmJTg3JWI3JWYwJTlmJTg3JWJhUlVfMjQ3Nw0Kc3M6Ly9ZV1Z6TFRJMU5pMW5ZMjA2ZUhCUmQzbFdORmMxUm1SQk5rNU5RVTVLU25nM00xVlRRREl1TlRndU1qUXlMalF6T2pNNE1ETXojUG9vbF8lZjAlOWYlODclYjklZjAlOWYlODclYmNUV18yNTU2DQp2bWVzczovL2V3MEtJQ0FpZGlJNklDSXlJaXdOQ2lBZ0luQnpJam9nSWxKbGJHRjVYL0NmaDZqd240ZXpRMDR0OEorSHJmQ2ZoN0JJUzE4eE9UazBJaXdOQ2lBZ0ltRmtaQ0k2SUNKemFHTnVNaTB3TkM1cGNHeGpNVGc0TG1OdmJTSXNEUW9nSUNKd2IzSjBJam9nSWpFd01EQTFJaXdOQ2lBZ0ltbGtJam9nSWpRek5EWmhZekl4TFRVNU5HTXROREUxWmkwNE5HTmlMVFF3TXpBM1lqZGlNekptWVNJc0RRb2dJQ0poYVdRaU9pQWlNU0lzRFFvZ0lDSnpZM2tpT2lBaVlYVjBieUlzRFFvZ0lDSnVaWFFpT2lBaWRHTndJaXdOQ2lBZ0luUjVjR1VpT2lBaWJtOXVaU0lzRFFvZ0lDSm9iM04wSWpvZ0lpSXNEUW9nSUNKd1lYUm9Jam9nSWk4aUxBMEtJQ0FpZEd4eklqb2dJaUlzRFFvZ0lDSnpibWtpT2lBaUlnMEtmUT09DQpzczovL1lXVnpMVEkxTmkxblkyMDZRMVZ1WkZOYWJsbHpVRXRqZFRaTGFqaFVTRlpOUWtoRVFERXdNeTR4TlRZdU5UQXVPVEU2TXprM056ST0jUG9vbF8lZjAlOWYlOGYlODFaWl8zMTc1DQp2bWVzczovL2V3MEtJQ0FpZGlJNklDSXlJaXdOQ2lBZ0luQnpJam9nSWxKbGJHRjVYL0NmaDZqd240ZXpRMDR0OEorSHJmQ2ZoN0JJUzE4eE9UazNJaXdOQ2lBZ0ltRmtaQ0k2SUNJeU1qTXVNVFkyTGpFMk5TNHlORE1pTEEwS0lDQWljRzl5ZENJNklDSXhNREF3TlNJc0RRb2dJQ0pwWkNJNklDSTBNelEyWVdNeU1TMDFPVFJqTFRReE5XWXRPRFJqWWkwME1ETXdOMkkzWWpNeVptRWlMQTBLSUNBaVlXbGtJam9nSWpFaUxBMEtJQ0FpYzJONUlqb2dJbUYxZEc4aUxBMEtJQ0FpYm1WMElqb2dJblJqY0NJc0RRb2dJQ0owZVhCbElqb2dJbTV2Ym1VaUxBMEtJQ0FpYUc5emRDSTZJQ0lpTEEwS0lDQWljR0YwYUNJNklDSXZJaXdOQ2lBZ0luUnNjeUk2SUNJaUxBMEtJQ0FpYzI1cElqb2dJaUlOQ24wPQ0Kdm1lc3M6Ly9ldzBLSUNBaWRpSTZJQ0l5SWl3TkNpQWdJbkJ6SWpvZ0lsSmxiR0Y1WC9DZmg3cnduNGU0VlZNdDhKK0h1dkNmaDdoVlUxOHpNRE0wSWl3TkNpQWdJbUZrWkNJNklDSXhNRFF1TVRrdU1Ua3lMakU1SWl3TkNpQWdJbkJ2Y25RaU9pQWlORFF6SWl3TkNpQWdJbWxrSWpvZ0lqWXlZV1k1T1dNekxUQTROelF0TkRCaE9DMWlZakJqTFRFMU56QTROakkxWkRKaVppSXNEUW9nSUNKaGFXUWlPaUFpTkNJc0RRb2dJQ0p6WTNraU9pQWlZWFYwYnlJc0RRb2dJQ0p1WlhRaU9pQWlkM01pTEEwS0lDQWlkSGx3WlNJNklDSnViMjVsSWl3TkNpQWdJbWh2YzNRaU9pQWlZMll1YzI5MWFta3VaMkVpTEEwS0lDQWljR0YwYUNJNklDSXZhWFZsTDJ3eWRtVnpZWFlpTEEwS0lDQWlkR3h6SWpvZ0luU<text:soft-page-break/>nNjeUlzRFFvZ0lDSnpibWtpT2lBaUlnMEtmUT09DQpzczovL1lXVnpMVEkxTmkxblkyMDZiamgzTkZOMGJtSldSRGxrYlZoWmJqUkJhblE0TjBWQlFEWXlMakl4TWk0eU16a3VOVE02TXpFMU56ST0jUG9vbF8lZjAlOWYlODclYTYlZjAlOWYlODclYmZBWl8xOTMzDQpzczovL1kyaGhZMmhoTWpBdGFXVjBaaTF3YjJ4NU1UTXdOVG8xTkROak0ySm1aaTB6WkRsaUxUUXhZall0T0RBd1pTMWhPR0ZsTTJWaU1EY3hNbUZBWm1aeVpXNTZlUzUwYXpveE1UUTBNdz09I1JlbGF5XyVmMCU5ZiU4NyVhZiVmMCU5ZiU4NyViNUpQLSVmMCU5ZiU4NyVhZiVmMCU5ZiU4NyViNUpQXzIxNzENCnNzOi8vWTJoaFkyaGhNakF0YVdWMFppMXdiMng1TVRNd05UcHJkVE00TWxsWVN6aGpURVZBTVRBekxqa3pMalUyTGpFMU1UbzFOelEzT0E9PSMlZjAlOWYlODclYWUlZjAlOWYlODclYTlJRF8yMTQwDQpzczovL1lXVnpMVEkxTmkxblkyMDZPRzQyY0hkQlkzSnlkakp3YWpaMFJsa3ljRE5VWWxFMlFERXpOeTQxT1M0MU1pNHhNRGM2TXpNNU9UST0jUG9vbF8lZjAlOWYlODclYWUlZjAlOWYlODclYjNJTl8yMTU0DQpzczovL1lXVnpMVEkxTmkxblkyMDZPRzQyY0hkQlkzSnlkakp3YWpaMFJsa3ljRE5VWWxFMlFERXpPQzR4T1RrdU5EQXVNVFk1T2pNek9Ua3kjUG9vbF8lZjAlOWYlOGYlODFaWl8zMTkyDQpzczovL1lXVnpMVEkxTmkxblkyMDZTamxaTW01amNtUlFSVU16T0dkM2VXUk9Sa1pIUW01aFFERXpPQzR4T1RrdU5EQXVNVFk1T2pNMU1qazAjUG9vbF8lZjAlOWYlOGYlODFaWl8zMjEzDQpzczovL1lXVnpMVEkxTmkxblkyMDZkSGh0U3psWGFIZFFObGRRYUZBM2FIRlRRa3hXZUhCT1FERXpPQzR4T1RrdU5EQXVNVFk1T2pNME5qZzMjUG9vbF8lZjAlOWYlOGYlODFaWl8zMTkxDQpzczovL1lXVnpMVEkxTmkxblkyMDZlREl6V2pSTVIydEhSR3RVYUZvNVMyRjZORVJWVWxGd1FERXpOeTQxT1M0MU1pNHhNRGM2TkRBd09UTT0jUG9vbF8lZjAlOWYlODclYWUlZjAlOWYlODclYjNJTl8yMTU2DQpzczovL1kyaGhZMmhoTWpBdGFXVjBaaTF3YjJ4NU1UTXdOVHBJWjFaRVNVNHdOVTgyWWtoQU5URXVNVGsxTGpFME9TNHpNRG8xTnpRM09BPT0jJWYwJTlmJTg3JWFiJWYwJTlmJTg3JWI3RlJfMjA3OQ0Kc3M6Ly9ZV1Z6TFRJMU5pMW5ZMjA2UTFWdVpGTmFibGx6VUV0amRUWkxhamhVU0ZaTlFraEVRREU0TlM0eE1qUXVNalF3TGpFME9Ub3pPVGMzTWc9PSNQb29sX18xNzE5DQpzczovL1kyaGhZMmhoTWpBdGFXVjBaaTF3YjJ4NU1UTXdOVHB5TkZSbFJYUTFZa3N3VlVSQU5URXVOemt1TmpRdU5UYzZNVFEwTXc9PSMlZjAlOWYlODclYTglZjAlOWYlODclYTZDQV8xOTc1DQpzczovL1lXVnpMVEkxTmkxblkyMDZiamgzTkZOMGJtSldSRGxrYlZoWmJqUkJhblE0TjBWQlFERTVOUzR5TURZdU1UWTVMakl3TXpvek1UVTNNZz09I1Bvb2xfJWYwJTlmJTg3JWFjJWYwJTlmJTg3JWE3R0JfMjEwMw0Kdm1lc3M6Ly9ldzBLSUNBaWRpSTZJQ0l5SWl3TkNpQWdJbkJ6SWpvZ0lsSmxiR0Y1WC9DZmg2anduNGV6UTA0dDhKK0h1dkNmaDdoVlUxOHhPVGsySWl3TkNpQWdJbUZrWkNJNklDSnphR051TWkwd05DNXBjR3hqTVRnNExtTnZiU0lzRFFvZ0lDSndiM0owSWpvZ0lqRXdNREF5SWl3TkNpQWdJbWxrSWpvZ0lqUXpORFpoWXpJeExUVTVOR010TkRFMVppMDROR05pTFRRd016QTNZamRpTXpKbVlTSXNEUW9nSUNKaGFXUWlPaUFpTVNJc0RRb2dJQ0p6WTNraU9pQWlZWFYwYnlJc0RRb2dJQ0p1WlhRaU9pQWlkR053SWl3TkNpQWdJblI1Y0dVaU9pQWlibTl1WlNJc0RRb2dJQ0pvYjNOMElqb2dJaUlzRFFvZ0lDSndZWFJvSWpvZ0lpOGlMQTBLSUNBaWRHeHpJam9nSWlJc0RRb2dJQ0p6Ym1raU9pQWlJZzBLZlE9PQ0Kc3M6Ly9ZV1Z6TFRJMU5pMW5ZMjA2YmpoM05GTjBibUpXUkRsa2JWaFpialJCYW5RNE4wVkJRREUwTXk0eU5EUXVOVFl1TWpNd09qTXhOVGN5I1Bvb2xfJWYwJTlmJTg3JWJhJWYwJTlmJTg3JWI4VVNfMjg5MA0Kc3M6Ly9ZV1Z6TFRJMU5pMW5ZMjA2VEd0R1FYcHJlbGhyVTBOU1dXRXlRM05TWkV3NFkwZGlRREV6T0M0eE9Ua3VOREF1TVRZNU9qTTBPREUxI1Bvb2xfJWYwJTlmJThmJTgxWlpfMzE5Mw0Kc3M6Ly9ZMmhoWTJoaE1qQXRhV1YwWmkxd2IyeDVNVE13TlRwUlJFUlNjMVZ4TUVaUWFUbEFjM011Y25VdWMzTm9iV0Y0TG01bGREbzFOelEzT0E9PSNSZWxheV8lZjAlOWYlODclYjclZjAlOWYlODclYmFSVS0lZjAlOWYlODclYjclZjAlOWYlODclYmFSVV8yNDc1DQpzczovL1lXVnpMVEkxTmkxblkyMDZiamgzTkZOMGJtSldSRGxrYlZoWmJqUkJhblE0TjBWQlFEa3hMamt3TGpFeU1TNHhOak02TXpFMU56ST0jUG9vbF8lZjAlOWYlODclYjclZjAlOWYlODclYjRST18yNDQ2DQpzczovL1kyaGhZMmhoTWpBdGFXVjBaaTF3YjJ4NU1UTXdOVHBuY25SMmEydElRV2x1UTJaQWMzTXVjMmN1YzNOb2JXRjRMbTVsZERveE5EUXojUmVsYXlfJWYwJTlmJTg3JWE4JWYwJTlmJTg3JWE2Q0EtJWYwJTlmJTg3JWE4JWYwJTlmJTg3JWE2Q0FfMTk3Mw0Kdm1lc3M6Ly9ldzBLSUNBaWRpSTZJQ0l5SWl3TkNpQWdJbkJ6SWpvZ0lsSmxiR0Y1WC9DZmg2anduNGV6UTA0dDhKK0hzUENmaDdkTFVsOHhPVGsxSWl3TkNpQWdJbUZrWkNJNklDSXlNak11TVRZMkxqRTJOUzR5TkRNaUxBMEtJQ0FpY0c5eWRDSTZJQ0l4TURBd01pSXNEUW9nSUNKcFpDSTZJQ0kwTXpRMllX<text:soft-page-break/>TXlNUzAxT1RSakxUUXhOV1l0T0RSallpMDBNRE13TjJJM1lqTXlabUVpTEEwS0lDQWlZV2xrSWpvZ0lqRWlMQTBLSUNBaWMyTjVJam9nSW1GMWRHOGlMQTBLSUNBaWJtVjBJam9nSW5SamNDSXNEUW9nSUNKMGVYQmxJam9nSW01dmJtVWlMQTBLSUNBaWFHOXpkQ0k2SUNJaUxBMEtJQ0FpY0dGMGFDSTZJQ0l2SWl3TkNpQWdJblJzY3lJNklDSWlMQTBLSUNBaWMyNXBJam9nSWlJTkNuMD0NCnNzOi8vWVdWekxUSTFOaTFuWTIwNmVESXpXalJNUjJ0SFJHdFVhRm81UzJGNk5FUlZVbEZ3UURnMUxqRXdMalV3TGpFMk5EbzBNREE1TXc9PSNQb29sX18xMTgwDQpzczovL1lXVnpMVEkxTmkxblkyMDZiamgzTkZOMGJtSldSRGxrYlZoWmJqUkJhblE0TjBWQlFERTROUzQwTkM0M05pNHhPRGc2TXpFMU56ST0jUG9vbF9fMTA2Mg0Kdm1lc3M6Ly9ldzBLSUNBaWRpSTZJQ0l5SWl3TkNpQWdJbkJ6SWpvZ0lsSmxiR0Y1WC9DZmg3cnduNGU0VlZNdDhKK0h1dkNmaDdoVlUxOHpNREkxSWl3TkNpQWdJbUZrWkNJNklDSmlhV2R6ZFhJdVkyWWlMQTBLSUNBaWNHOXlkQ0k2SUNJME5ETWlMQTBLSUNBaWFXUWlPaUFpTlRSa05EaGlNMlV0T0RsbU5TMHhNV1ZpTFdFMU4yUXROVFl3TURBek5ESTJZbVJqSWl3TkNpQWdJbUZwWkNJNklDSXhNaUlzRFFvZ0lDSnpZM2tpT2lBaVlYVjBieUlzRFFvZ0lDSnVaWFFpT2lBaWQzTWlMQTBLSUNBaWRIbHdaU0k2SUNKdWIyNWxJaXdOQ2lBZ0ltaHZjM1FpT2lBaVltbG5jM1Z5TG1ObUlpd05DaUFnSW5CaGRHZ2lPaUFpTDNkNVEyNVlOVVJqTHlJc0RRb2dJQ0owYkhNaU9pQWlkR3h6SWl3TkNpQWdJbk51YVNJNklDSWlEUXA5DQpzczovL1lXVnpMVEkxTmkxblkyMDZPRzQyY0hkQlkzSnlkakp3YWpaMFJsa3ljRE5VWWxFMlFEa3hMamt3TGpFeU1TNHhPRGM2TXpNNU9UST0jUG9vbF9fMTcyMQ0Kc3M6Ly9ZV1Z6TFRJMU5pMW5ZMjA2YmpoM05GTjBibUpXUkRsa2JWaFpialJCYW5RNE4wVkJRRFk0TGpjeExqSTBOQzR5TURnNk16RTFOekk9IyVmMCU5ZiU4NyVhOCVmMCU5ZiU4NyVhNkNBXzE5NzINCnNzOi8vWVdWekxUSTFOaTFuWTIwNmJqaDNORk4wYm1KV1JEbGtiVmhaYmpSQmFuUTROMFZCUURneUxqRXdNaTR5Tmk0NU1Ub3pNVFUzTWc9PSNQb29sXyVmMCU5ZiU4NyVhZSVmMCU5ZiU4NyViOUlUXzIxNjcNCnNzOi8vWVdWekxUSTFOaTFuWTIwNmJqaDNORk4wYm1KV1JEbGtiVmhaYmpSQmFuUTROMFZCUURFNU15NHlPUzR4TURZdU1UazNPak14TlRjeSNQb29sXyVmMCU5ZiU4NyViNyVmMCU5ZiU4NyViNFJPXzI0NDkNCnZtZXNzOi8vZXcwS0lDQWlkaUk2SUNJeUlpd05DaUFnSW5Ceklqb2dJbEpsYkdGNVgvQ2ZoNjN3bjRld1NFc3Q4SitIcmZDZmg3QklTMTh5TVRJNUlpd05DaUFnSW1Ga1pDSTZJQ0pqWlc1MGIzTXVablZqYUdGMUxuaDVlaUlzRFFvZ0lDSndiM0owSWpvZ0lqUTBNeUlzRFFvZ0lDSnBaQ0k2SUNKaU56QTNZemxsTmkwellUWXhMVFJtTUdJdE9EZzBOQzA1WVRNNU9HTm1ZV1JtWWpjaUxBMEtJQ0FpWVdsa0lqb2dJaklpTEEwS0lDQWljMk41SWpvZ0ltRjFkRzhpTEEwS0lDQWlibVYwSWpvZ0luZHpJaXdOQ2lBZ0luUjVjR1VpT2lBaWJtOXVaU0lzRFFvZ0lDSm9iM04wSWpvZ0ltTmxiblJ2Y3k1bWRXTm9ZWFV1ZUhsNklpd05DaUFnSW5CaGRHZ2lPaUFpTDJGa1pEYzJNekUwTHlJc0RRb2dJQ0owYkhNaU9pQWlkR3h6SWl3TkNpQWdJbk51YVNJNklDSWlEUXA5DQpzczovL1lXVnpMVEkxTmkxblkyMDZRMVZ1WkZOYWJsbHpVRXRqZFRaTGFqaFVTRlpOUWtoRVFEZzFMakV3TGpVd0xqRTJORG96T1RjM01nPT0jUG9vbF8lZjAlOWYlODclYWQlZjAlOWYlODclYjdIUl8yMTM3DQpzczovL1lXVnpMVEkxTmkxblkyMDZRMVZ1WkZOYWJsbHpVRXRqZFRaTGFqaFVTRlpOUWtoRVFEWTJMakV4TlM0eE9ESXVOamM2TXprM056ST0jUG9vbF9fNDYyDQpzczovL1lXVnpMVEkxTmkxblkyMDZaMHBaZW0welZFeGlaRXcwT1RWeWVWRndkR0ZLV0ZGclFERTVPQzR4TkRjdU1qSXVPRGM2TXpJMU5UZz0jdzQNCnNzOi8vWVdWekxUSTFOaTFuWTIwNmVESXpXalJNUjJ0SFJHdFVhRm81UzJGNk5FUlZVbEZ3UURFNU9DNHhORGN1TWpJdU9EYzZOREF3T1RNPSNQb29sXyVmMCU5ZiU4NyViYSVmMCU5ZiU4NyViOFVTXzEyNTcNCnNzOi8vWVdWekxUSTFOaTFuWTIwNmEwUTVkbXRxYmtVMlpITlZlbmRSWm5aTGExQnJVVUZrUURnMUxqRXdMalV3TGpFMk5Eb3pOelU0T0E9PSMlZjAlOWYlODclYWQlZjAlOWYlODclYjcNCnNzOi8vWVdWekxUSTFOaTFuWTIwNlExVnVaRk5hYmxselVFdGpkVFpMYWpoVVNGWk5Ra2hFUURFME15NHlORFF1TlRjdU9UazZNemszTnpJPSMlZjAlOWYlODclYmElZjAlOWYlODclYjgNCnZtZXNzOi8vZXcwS0lDQWlkaUk2SUNJeUlpd05DaUFnSW5Ceklqb2dJakF3TXpBeE16RTFJaXdOQ2lBZ0ltRmtaQ0k2SUNJek5pNXpkV1psYVhsMWJpNWplVzkxSWl3TkNpQWdJbkJ2Y25RaU9pQWlNVGszT0RVaUxBMEtJQ0FpYVdRaU9pQWlObVpoWmpkaU1tRXRORE5oWkMwelpUQTJMV0psT0RndFlUZzVNelZrWmpoaE1HVTNJaXdOQ2lBZ0ltRnBaQ0k2SUNJeUlpd05DaUFnSW5OamVTSTZJQ0poZFhSdklpd05DaUFnSW01bGRDSTZJQ0owWTNBaUxBMEtJQ0FpZEhsd1pTSTZJQ0p1YjI1bElpd05DaUFnSW1odmMzUWlPaUFpSWl3TkNpQWdJbkJoZEdnaU9pQWlJaXdOQ2lBZ0luUnNjeUk2SUNJ<text:soft-page-break/>aUxBMEtJQ0FpYzI1cElqb2dJaUlOQ24wPQ0Kdm1lc3M6Ly9ldzBLSUNBaWRpSTZJQ0l5SWl3TkNpQWdJbkJ6SWpvZ0lqQXdNekF4TXpFMUlpd05DaUFnSW1Ga1pDSTZJQ0l4TURRdU1qRXVORGd1TVRZeElpd05DaUFnSW5CdmNuUWlPaUFpTkRReklpd05DaUFnSW1sa0lqb2dJak5pTldVeU5UaGxMVGhqTldVdE5EVmtNeTFpTjJReUxUQXlZemhtTldaak1HSmlNaUlzRFFvZ0lDSmhhV1FpT2lBaU5qUWlMQTBLSUNBaWMyTjVJam9nSW1GMWRHOGlMQTBLSUNBaWJtVjBJam9nSW5keklpd05DaUFnSW5SNWNHVWlPaUFpYm05dVpTSXNEUW9</text:p>
      <text:p text:style-name="Standard">nSUNKb2IzTjBJam9nSW1Oa2JtUmxMbWx5ZEdWNWVpNTBiMlJoZVNJc0RRb2dJQ0p3WVhSb0lqb2dJaThpTEEwS0lDQWlkR3h6SWpvZ0luUnNjeUlzRFFvZ0lDSnpibWtpT2lBaUlnMEtmUT09DQpzczovL1lXVnpMVEkxTmkxblkyMDZTamxaTW01amNtUlFSVU16T0dkM2VXUk9Sa1pIUW01aFFESXdOeTR5TkRRdU5qY3VNVFE1T2pNMU1qazAjJWYwJTlmJTg3JWJhJWYwJTlmJTg3JWI4DQpzczovL1lXVnpMVEkxTmkxblkyMDZUa2gzVVZSUVRFTm1ZVlJOVTNGVWJsVXpiV3BqVTNobFFEUTFMamc1TGpFM015NHlNRFU2TXpNNU9UZz0jJWYwJTlmJTg3JWJhJWYwJTlmJTg3JWI4DQp2bWVzczovL2V3MEtJQ0FpZGlJNklDSXlJaXdOQ2lBZ0luQnpJam9nSWpBd016QXhNekUxSWl3TkNpQWdJbUZrWkNJNklDSXhOREV1TVRBeExqRXhOUzR4T0NJc0RRb2dJQ0p3YjNKMElqb2dJalEwTXlJc0RRb2dJQ0pwWkNJNklDSTVaVFpqWldWbVppMHlOVFEyTFRNMk9UQXRZV013TUMwMlptTmtaak14WkdWak9UUWlMQTBLSUNBaVlXbGtJam9nSWpJaUxBMEtJQ0FpYzJONUlqb2dJbUYxZEc4aUxBMEtJQ0FpYm1WMElqb2dJbmR6SWl3TkNpQWdJblI1Y0dVaU9pQWlibTl1WlNJc0RRb2dJQ0pvYjNOMElqb2dJbU52YjJFdWVIbDZJaXdOQ2lBZ0luQmhkR2dpT2lBaUwza3lPRFFpTEEwS0lDQWlkR3h6SWpvZ0luUnNjeUlzRFFvZ0lDSnpibWtpT2lBaUlnMEtmUT09DQpzczovL1lXVnpMVEkxTmkxblkyMDZiamgzTkZOMGJtSldSRGxrYlZoWmJqUkJhblE0TjBWQlFERTROUzR6T0M0eE5UQXVNVEkwT2pNeE5UY3kjJWYwJTlmJTg3JWFjJWYwJTlmJTg3JWE3DQp2bWVzczovL2V3MEtJQ0FpZGlJNklDSXlJaXdOQ2lBZ0luQnpJam9nSWpBd016QXhNekUxSWl3TkNpQWdJbUZrWkNJNklDSTVOUzR5TVRRdU5UVXVNVEU0SWl3TkNpQWdJbkJ2Y25RaU9pQWlOREUxTURVaUxBMEtJQ0FpYVdRaU9pQWlZV0l5WVRFd1pUZ3ROVEJoTVMwMFpESXdMV1U1TnpNdFlqSXhNV1ZoTmpRMU4yWTBJaXdOQ2lBZ0ltRnBaQ0k2SUNJMk5DSXNEUW9nSUNKelkza2lPaUFpWVhWMGJ5SXNEUW9nSUNKdVpYUWlPaUFpZEdOd0lpd05DaUFnSW5SNWNHVWlPaUFpYm05dVpTSXNEUW9nSUNKb2IzTjBJam9nSWlJc0RRb2dJQ0p3WVhSb0lqb2dJaThpTEEwS0lDQWlkR3h6SWpvZ0lpSXNEUW9nSUNKemJta2lPaUFpSWcwS2ZRPT0NCnZtZXNzOi8vZXcwS0lDQWlkaUk2SUNJeUlpd05DaUFnSW5Ceklqb2dJdkNmaDYzd240ZXdJRWhMWHpFMU1TSXNEUW9nSUNKaFpHUWlPaUFpZW1odmJtZDZhSFZoYm1kaGVtaHJNVEV4TG5ocFlXOWlZV2w1ZFc0dWJXVWlMQTBLSUNBaWNHOXlkQ0k2SUNJNE1UQWlMQTBLSUNBaWFXUWlPaUFpTWpoaFlXVTNaV1l0TURjMlpTMHpaVFUzTFRneE9HWXRNamxtWmpnNVpUTTRaRE5sSWl3TkNpQWdJbUZwWkNJNklDSXlJaXdOQ2lBZ0luTmplU0k2SUNKaGRYUnZJaXdOQ2lBZ0ltNWxkQ0k2SUNKM2N5SXNEUW9nSUNKMGVYQmxJam9nSW01dmJtVWlMQTBLSUNBaWFHOXpkQ0k2SUNKdFoyRnNjMm91ZUdsaGIySmhhWGwxYmk1dFpTSXNEUW9nSUNKd1lYUm9Jam9nSWk5b2JITWlMQTBLSUNBaWRHeHpJam9nSWlJc0RRb2dJQ0p6Ym1raU9pQWlJZzBLZlE9PQ0Kc3M6Ly9ZV1Z6TFRJMU5pMW5ZMjA2UTFWdVpGTmFibGx6VUV0amRUWkxhamhVU0ZaTlFraEVRREV3TXk0eE5UWXVOVEF1TVRFMU9qTTVOemN5IyVmMCU5ZiU4ZiU4MQ0Kc3M6Ly9ZV1Z6TFRFeU9DMW5ZMjA2Wkd4cUxuUm1MM056Y25OMVlrQnpjeTB4TXk1emMzSnpkV0l1YjI1bE9qRTBORE09IyVmMCU5ZiU4NyViNyVmMCU5ZiU4NyViYQ0Kdm1lc3M6Ly9ldzBLSUNBaWRpSTZJQ0l5SWl3TkNpQWdJbkJ6SWpvZ0l1ZW5rZWFLZ0d4cGIyNGlMQTBLSUNBaVlXUmtJam9nSW1aeVpXVXRjblZ6YzJsaGJqQXhMV05rYmk1NGFXRnZhRzkxZW1rdVkyeDFZaUlzRFFvZ0lDSndiM0owSWpvZ0lqZ3dJaXdOQ2lBZ0ltbGtJam9nSWpOa016RTNNamhsTFRBMk5HUXROREppT0MxaU9UUTFMV1kzT1dNd01EaG1Oek5tWXlJc0RRb2dJQ0poYVdRaU9pQWlNak16SWl3TkNpQWdJbk5qZVNJNklDSmhkWFJ2SWl3TkNpQWdJbTVsZENJNklDSjNjeUlzRFFvZ0lDSjBlWEJsSWpvZ0ltNXZibVVpTEEwS0lDQWlhRzl6ZENJNklDSm1jbVZsTFhKMWMzTnBZVzR3TVMxalpHNHVlR2xoYjJodmRYcHBMbU5zZFdJaUxBMEtJQ0FpY0dGMGFDSTZJQ0l2SWl3TkNpQWdJblJzY3lJNklDSWlMQTBLSUNBaWMyNXBJam9nSWlJTkNuMD0NCnZtZXNzOi8vZXcwS0lDQWlkaUk2SUNJeUlpd05DaUFnSW5Ceklqb2dJbndnTnk0MU9FMWlJaXdOQ2lBZ0ltRmtaQ0k2SUNJeE1EY3VNVGMxTGpRMExqRTFOQ0lzRFFvZ0lDSndiM0owSWpvZ0lqUTBNeUlzRFFvZ0lDSnBaQ0k2SUNJeE1UUm1OVGM0TmkxaE9HRXdM<text:soft-page-break/>VFEwTm1FdFlUTXlaaTAwTkRZNE9UTTBPREExTmpBaUxBMEtJQ0FpWVdsa0lqb2dJakV3SWl3TkNpQWdJbk5qZVNJNklDSmhkWFJ2SWl3TkNpQWdJbTVsZENJNklDSjNjeUlzRFFvZ0lDSjBlWEJsSWpvZ0ltNXZibVVpTEEwS0lDQWlhRzl6ZENJNklDSnliblIzYnk1c1lXOWlZVzQyTmpZdWVIbDZJaXdOQ2lBZ0luQmhkR2dpT2lBaUx6STNNelV6TkRnMlpqTmhNV1EwWmk4aUxBMEtJQ0FpZEd4eklqb2dJblJzY3lJc0RRb2dJQ0p6Ym1raU9pQWlJZzBLZlE9PQ0Kdm1lc3M6Ly9ldzBLSUNBaWRpSTZJQ0l5SWl3TkNpQWdJbkJ6SWpvZ0lsSmxiR0Y1WC9DZmg2anduNGV6UTA0dDhKK0hyZkNmaDdCSVMxODRNVGtnZkNBMkxqRXdUV0lpTEEwS0lDQWlZV1JrSWpvZ0luTm9ZMjR5TFRBMExtbHdiR014T0RndVkyOXRJaXdOQ2lBZ0luQnZjblFpT2lBaU1UQXdNREVpTEEwS0lDQWlhV1FpT2lBaU1XVTVNR1ppTmpJdE1XSXdaQzAwT0dVM0xXRmhNV0l0T0RnMk1EUTRNekpqWlRoaUlpd05DaUFnSW1GcFpDSTZJQ0l4SWl3TkNpQWdJbk5qZVNJNklDSmhkWFJ2SWl3TkNpQWdJbTVsZENJNklDSjBZM0FpTEEwS0lDQWlkSGx3WlNJNklDSnViMjVsSWl3TkNpQWdJbWh2YzNRaU9pQWlJaXdOQ2lBZ0luQmhkR2dpT2lBaUx5SXNEUW9nSUNKMGJITWlPaUFpSWl3TkNpQWdJbk51YVNJNklDSWlEUXA5DQp2bWVzczovL2V3MEtJQ0FpZGlJNklDSXlJaXdOQ2lBZ0luQnpJam9nSWxKbGJHRjVYL0NmaDZqd240ZXpRMDR0OEorSHFmQ2ZoNnBFUlY4NE1UWWdmQ0EyTGpRelRXSWlMQTBLSUNBaVlXUmtJam9nSW5Ob1kyNHlMVEEwTG1sd2JHTXhPRGd1WTI5dElpd05DaUFnSW5CdmNuUWlPaUFpTVRBd01EUWlMQTBLSUNBaWFXUWlPaUFpTVdVNU1HWmlOakl0TVdJd1pDMDBPR1UzTFdGaE1XSXRPRGcyTURRNE16SmpaVGhpSWl3TkNpQWdJbUZwWkNJNklDSXhJaXdOQ2lBZ0luTmplU0k2SUNKaGRYUnZJaXdOQ2lBZ0ltNWxkQ0k2SUNKMFkzQWlMQTBLSUNBaWRIbHdaU0k2SUNKdWIyNWxJaXdOQ2lBZ0ltaHZjM1FpT2lBaUlpd05DaUFnSW5CaGRHZ2lPaUFpTHlJc0RRb2dJQ0owYkhNaU9pQWlJaXdOQ2lBZ0luTnVhU0k2SUNJaURRcDkNCnZtZXNzOi8vZXcwS0lDQWlkaUk2SUNJeUlpd05DaUFnSW5Ceklqb2dJbEpsYkdGNVh5QjhNVFl1TURGTllpSXNEUW9nSUNKaFpHUWlPaUFpYzJoamJqSXRNRFF1YVhCc1l6RTRPQzVqYjIwaUxBMEtJQ0FpY0c5eWRDSTZJQ0l4TURBd05TSXNEUW9nSUNKcFpDSTZJQ0l4WlRrd1ptSTJNaTB4WWpCa0xUUTRaVGN0WVdFeFlpMDRPRFl3TkRnek1tTmxPR0lpTEEwS0lDQWlZV2xrSWpvZ0lqRWlMQTBLSUNBaWMyTjVJam9nSW1GMWRHOGlMQTBLSUNBaWJtVjBJam9nSW5SamNDSXNEUW9nSUNKMGVYQmxJam9nSW01dmJtVWlMQTBLSUNBaWFHOXpkQ0k2SUNJaUxBMEtJQ0FpY0dGMGFDSTZJQ0l2SWl3TkNpQWdJblJzY3lJNklDSWlMQTBLSUNBaWMyNXBJam9nSWlJTkNuMD0NCnZtZXNzOi8vZXcwS0lDQWlkaUk2SUNJeUlpd05DaUFnSW5Ceklqb2dJbEpsYkdGNVgvQ2ZoNmp3bjRlelEwNHQ4SitIc1BDZmg3ZExVbDg0TVRVZ2ZDQTNMall6VFdJaUxBMEtJQ0FpWVdSa0lqb2dJakl5TXk0eE5qWXVNVFkxTGpJME15SXNEUW9nSUNKd2IzSjBJam9nSWpFd01EQXlJaXdOQ2lBZ0ltbGtJam9nSWpGbE9UQm1Zall5TFRGaU1HUXRORGhsTnkxaFlURmlMVGc0TmpBME9ETXlZMlU0WWlJc0RRb2dJQ0poYVdRaU9pQWlNU0lzRFFvZ0lDSnpZM2tpT2lBaVlYVjBieUlzRFFvZ0lDSnVaWFFpT2lBaWRHTndJaXdOQ2lBZ0luUjVjR1VpT2lBaWJtOXVaU0lzRFFvZ0lDSm9iM04wSWpvZ0lpSXNEUW9nSUNKd1lYUm9Jam9nSWk4aUxBMEtJQ0FpZEd4eklqb2dJaUlzRFFvZ0lDSnpibWtpT2lBaUlnMEtmUT09DQp2bWVzczovL2V3MEtJQ0FpZGlJNklDSXlJaXdOQ2lBZ0luQnpJam9nSWxKbGJHRjVYL0NmaDdyd240ZTRWVk10OEorSHV2Q2ZoN2hWVTE4eE5UVTJJaXdOQ2lBZ0ltRmtaQ0k2SUNKeWJuUjNieTVzWVc5aVlXNDJOall1ZUhsNklpd05DaUFnSW5CdmNuUWlPaUFpTkRReklpd05DaUFnSW1sa0lqb2dJakV4TkdZMU56ZzJMV0U0WVRBdE5EUTJZUzFoTXpKbUxUUTBOamc1TXpRNE1EVTJNQ0lzRFFvZ0lDSmhhV1FpT2lBaU1UQWlMQTBLSUNBaWMyTjVJam9nSW1GMWRHOGlMQTBLSUNBaWJtVjBJam9nSW5keklpd05DaUFnSW5SNWNHVWlPaUFpYm05dVpTSXNEUW9nSUNKb2IzTjBJam9nSW5KdWRIZHZMbXhoYjJKaGJqWTJOaTU0ZVhvaUxBMEtJQ0FpY0dGMGFDSTZJQ0l2TWpjek5UTTBPRFptTTJFeFpEUm1MeUlzRFFvZ0lDSjBiSE1pT2lBaWRHeHpJaXdOQ2lBZ0luTnVhU0k2SUNJaURRcDkNCnZtZXNzOi8vZXcwS0lDQWlkaUk2SUNJeUlpd05DaUFnSW5Ceklqb2dJbEpsYkdGNVh5QjhJRGN1TkRaTllpSXNEUW9nSUNKaFpHUWlPaUFpWm5KbFpTMXlkWE56YVdGdU1ERXRZMlJ1TG5ocFlXOW9iM1Y2YVM1amJIVmlJaXdOQ2lBZ0luQnZjblFpT2lBaU9EQWlMQTBLSUNBaWFXUWlPaUFpTTJRek1UY3lPR1V0TURZMFpDMDBNbUk0TFdJNU5EVXRaamM1WXpBd09HWTNNMlpqSWl3TkNpQWdJbUZwWkNJNklDSXlNek1pTEEwS0lDQWljMk41SWpvZ0ltRjFkRzhpTEEwS0lDQWlibVYwSWpvZ0luZHpJaXdOQ2lBZ0luUjVjR1VpT2lBaWJtOXVaU0lzRFFvZ0lDSm9iM04wSWpvZ0lpSXNEUW9nSUNKd1lYUm9Jam9nSWk4aUxBMEtJQ0FpZEd4eklqb2dJaUlzRFFvZ0lDSnpibWtpT2lBaUln<text:soft-page-break/>MEtmUT09DQp2bWVzczovL2V3MEtJQ0FpZGlJNklDSXlJaXdOQ2lBZ0luQnpJam9nSWxKbGJHRjVYL0NmaDZqd240ZXpRMDR0OEorSHVmQ2ZoN3hVVjE4NE1qQWdmQ0F5TGpJelRXSWlMQTBLSUNBaVlXUmtJam9nSWpJeU15NHhOall1TVRZMUxqSTBNeUlzRFFvZ0lDSndiM0owSWpvZ0lqRXdNREEwSWl3TkNpQWdJbWxrSWpvZ0lqRmxPVEJtWWpZeUxURmlNR1F0TkRobE55MWhZVEZpTFRnNE5qQTBPRE15WTJVNFlpSXNEUW9nSUNKaGFXUWlPaUFpTVNJc0RRb2dJQ0p6WTNraU9pQWlZWFYwYnlJc0RRb2dJQ0p1WlhRaU9pQWlkR053SWl3TkNpQWdJblI1Y0dVaU9pQWlibTl1WlNJc0RRb2dJQ0pvYjNOMElqb2dJaUlzRFFvZ0lDSndZWFJvSWpvZ0lpOGlMQTBLSUNBaWRHeHpJam9nSWlJc0RRb2dJQ0p6Ym1raU9pQWlJZzBLZlE9PQ0Kc3M6Ly9ZV1Z6TFRJMU5pMW5ZMjA2YmpoM05GTjBibUpXUkRsa2JWaFpialJCYW5RNE4wVkJRREU0TlM0M05pNDRMakl4TWpvek1UVTNNZz09IyVmMCU5ZiU4NyViOCVmMCU5ZiU4NyViMA0Kdm1lc3M6Ly9ldzBLSUNBaWRpSTZJQ0l5SWl3TkNpQWdJbkJ6SWpvZ0l2Q2ZoN3J3bjRlNElGVlRYelF4TmlJc0RRb2dJQ0poWkdRaU9pQWlORFV1T0RndU1UYzVMak0xSWl3TkNpQWdJbkJ2Y25RaU9pQWlOREl6TmpVaUxBMEtJQ0FpYVdRaU9pQWlNRGcxWlRZNE1UVXRaVFEzTmkwME1URmhMV0U1WVRZdE5HVTFNekEyWVRGaU9EYzFJaXdOQ2lBZ0ltRnBaQ0k2SUNJd0lpd05DaUFnSW5OamVTSTZJQ0poZFhSdklpd05DaUFnSW01bGRDSTZJQ0owWTNBaUxBMEtJQ0FpZEhsd1pTSTZJQ0p1YjI1bElpd05DaUFnSW1odmMzUWlPaUFpSWl3TkNpQWdJbkJoZEdnaU9pQWlMeUlzRFFvZ0lDSjBiSE1pT2lBaUlpd05DaUFnSW5OdWFTSTZJQ0lpRFFwOQ0Kdm1lc3M6Ly9ldzBLSUNBaWRpSTZJQ0l5SWl3TkNpQWdJbkJ6SWpvZ0lsSmxiR0Y1WC9DZmg2anduNGV6UTA0dDhKK0hyZkNmaDdCSVMxODRNVGNnZkNBM0xqUXlUV0lpTEEwS0lDQWlZV1JrSWpvZ0lqSXlNeTR4TmpZdU1UWTFMakkwTXlJc0RRb2dJQ0p3YjNKMElqb2dJakV3TURBMUlpd05DaUFnSW1sa0lqb2dJakZsT1RCbVlqWXlMVEZpTUdRdE5EaGxOeTFoWVRGaUxUZzROakEwT0RNeVkyVTRZaUlzRFFvZ0lDSmhhV1FpT2lBaU1TSXNEUW9nSUNKelkza2lPaUFpWVhWMGJ5SXNEUW9nSUNKdVpYUWlPaUFpZEdOd0lpd05DaUFnSW5SNWNHVWlPaUFpYm05dVpTSXNEUW9nSUNKb2IzTjBJam9nSWlJc0RRb2dJQ0p3WVhSb0lqb2dJaThpTEEwS0lDQWlkR3h6SWpvZ0lpSXNEUW9nSUNKemJta2lPaUFpSWcwS2ZRPT0NCnZtZXNzOi8vZXcwS0lDQWlkaUk2SUNJeUlpd05DaUFnSW5Ceklqb2dJdkNmaDZid240ZTZJRUZWWHpFeUlpd05DaUFnSW1Ga1pDSTZJQ0l4TGpBdU1DNHhNREFpTEEwS0lDQWljRzl5ZENJNklDSTRNQ0lzRFFvZ0lDSnBaQ0k2SUNJMU4yVXdZMkkwWkMxbFlXVTFMVFE0WldNdE9EQTVNUzB4TkRsa1l6SmlNekE1WlRBaUxBMEtJQ0FpWVdsa0lqb2dJakFpTEEwS0lDQWljMk41SWpvZ0ltRjFkRzhpTEEwS0lDQWlibVYwSWpvZ0luZHpJaXdOQ2lBZ0luUjVjR1VpT2lBaWJtOXVaU0lzRFFvZ0lDSm9iM04wSWpvZ0ltaHJMbTF2YzNNdWJtVjBkMjl5YXlJc0RRb2dJQ0p3WVhSb0lqb2dJaTl6TDJabU5XTXdabUl1Wm0wdVlYQndiR1V1WTI5dE9qTXdOVEV6SWl3TkNpQWdJblJzY3lJNklDSWlMQTBLSUNBaWMyNXBJam9nSWlJTkNuMD0NCnZtZXNzOi8vZXcwS0lDQWlkaUk2SUNJeUlpd05DaUFnSW5Ceklqb2dJdkNmaDZid240ZTZJRUZWWHpFMUlpd05DaUFnSW1Ga1pDSTZJQ0l4TGpBdU1DNHhNak1pTEEwS0lDQWljRzl5ZENJNklDSTRNQ0lzRFFvZ0lDSnBaQ0k2SUNJMU4yVXdZMkkwWkMxbFlXVTFMVFE0WldNdE9EQTVNUzB4TkRsa1l6SmlNekE1WlRBaUxBMEtJQ0FpWVdsa0lqb2dJakFpTEEwS0lDQWljMk41SWpvZ0ltRjFkRzhpTEEwS0lDQWlibVYwSWpvZ0luZHpJaXdOQ2lBZ0luUjVjR1VpT2lBaWJtOXVaU0lzRFFvZ0lDSm9iM04wSWpvZ0luUnlkVzF3TG0xdmMzTXVibVYwZDI5eWF5SXNEUW9nSUNKd1lYUm9Jam9nSWk5ekwyWm1OV013Wm1JdVptMHVZWEJ3YkdVdVkyOXRPak13TlRFeklpd05DaUFnSW5Sc2N5STZJQ0lpTEEwS0lDQWljMjVwSWpvZ0lpSU5DbjA9DQpzczovL1lXVnpMVEkxTmkxblkyMDZiamgzTkZOMGJtSldSRGxrYlZoWmJqUkJhblE0TjBWQlFERTROUzR4TURndU1UQTFMakU0Tmpvek1UVTNNZz09IzAwMzAxMzE1DQpzczovL1lXVnpMVEkxTmkxblkyMDZRMVZ1WkZOYWJsbHpVRXRqZFRaTGFqaFVTRlpOUWtoRVFERTNNeTR5TXpjdU1qQTNMakV6T2pNNU56Y3kjMDAzMDEzMTUNCnNzOi8vWVdWekxUSTFOaTFuWTIwNlExVnVaRk5hYmxselVFdGpkVFpMYWpoVVNGWk5Ra2hFUURFM05pNHlNakl1TXpRdU1URXpPak01TnpjeSMwMDMwMTMxNQ0Kc3M6Ly9ZV1Z6TFRJMU5pMW5ZMjA2Wlc1amRHUk</text:p>
      <text:p text:style-name="Standard">xlVXBtVTNVM05sWnhlbTVMZDFSME5rRndRREU1TWk0eE5UUXVNalUxTGpVeU9qTTNORGN6IzAwMzAxMzE1DQp2bWVzczovL2V3MEtJQ0FpZGlJNklDSXlJaXdOQ2lBZ0luQnpJam9nSWpBd016QXhNekUxSWl3TkNpQWdJbUZrWkNJNklDSmhkWFJ2TG1aeVpXVjJNaTUwYjNBaUxBMEtJQ0FpY0c5eWRDSTZJQ0l6TkRVNU9DSXNEUW9nSUNKcFpDSTZJQ0kwTWpBe<text:soft-page-break/>U9EWmhNeTB6TURZM0xUUXlPVGt0WWpVeU5pMWtNbUprWXpReE0yWmxOemtpTEEwS0lDQWlZV2xrSWpvZ0lqRWlMQTBLSUNBaWMyTjVJam9nSW1GMWRHOGlMQTBLSUNBaWJtVjBJam9nSW5SamNDSXNEUW9nSUNKMGVYQmxJam9nSW01dmJtVWlMQTBLSUNBaWFHOXpkQ0k2SUNJaUxBMEtJQ0FpY0dGMGFDSTZJQ0l2SWl3TkNpQWdJblJzY3lJNklDSWlMQTBLSUNBaWMyNXBJam9nSWlJTkNuMD0NCnZtZXNzOi8vZXcwS0lDQWlkaUk2SUNJeUlpd05DaUFnSW5Ceklqb2dJakF3TXpBeE16RTFJaXdOQ2lBZ0ltRmtaQ0k2SUNKalpHNWtaUzVwY25SbGVYb3VkRzlrWVhraUxBMEtJQ0FpY0c5eWRDSTZJQ0kwTkRNaUxBMEtJQ0FpYVdRaU9pQWlNMkkxWlRJMU9HVXRPR00xWlMwME5XUXpMV0kzWkRJdE1ESmpPR1kxWm1Nd1ltSXlJaXdOQ2lBZ0ltRnBaQ0k2SUNJMk5DSXNEUW9nSUNKelkza2lPaUFpWVhWMGJ5SXNEUW9nSUNKdVpYUWlPaUFpZDNNaUxBMEtJQ0FpZEhsd1pTSTZJQ0p1YjI1bElpd05DaUFnSW1odmMzUWlPaUFpSWl3TkNpQWdJbkJoZEdnaU9pQWlMeUlzRFFvZ0lDSjBiSE1pT2lBaWRHeHpJaXdOQ2lBZ0luTnVhU0k2SUNJaURRcDkNCnZtZXNzOi8vZXcwS0lDQWlkaUk2SUNJeUlpd05DaUFnSW5Ceklqb2dJakF3TXpBeE16RTFJaXdOQ2lBZ0ltRmtaQ0k2SUNJNU1TNHlORFV1TWpJM0xqRXpOU0lzRFFvZ0lDSndiM0owSWpvZ0lqTTRNVFkySWl3TkNpQWdJbWxrSWpvZ0lqazFOVEZrTkdaa0xUWXhNR1V0TkdKbU15MDVaamt6TFRGa1pqVTBOVEpqTXpZMU5DSXNEUW9nSUNKaGFXUWlPaUFpTXpJaUxBMEtJQ0FpYzJONUlqb2dJbUYxZEc4aUxBMEtJQ0FpYm1WMElqb2dJbmR6SWl3TkNpQWdJblI1Y0dVaU9pQWlibTl1WlNJc0RRb2dJQ0pvYjNOMElqb2dJaUlzRFFvZ0lDSndZWFJvSWpvZ0lpOGlMQTBLSUNBaWRHeHpJam9nSWlJc0RRb2dJQ0p6Ym1raU9pQWlJZzBLZlE9PQ0Kc3M6Ly9ZV1Z6TFRJMU5pMW5ZMjA2YmpoM05GTjBibUpXUkRsa2JWaFpialJCYW5RNE4wVkJRRGc1TGpFNE55NHhPRGN1TnpZNk16RTFOekk9IzAwMzAxMzE1MQ0Kc3M6Ly9ZV1Z6TFRJMU5pMW5ZMjA2T0c0MmNIZEJZM0p5ZGpKd2FqWjBSbGt5Y0ROVVlsRTJRRGc1TGpFNE55NHhPRGN1TnpZNk16TTVPVEk9IzAwMzAxMzE1MQ0Kc3M6Ly9ZV1Z6TFRJMU5pMW5ZMjA2T0c0MmNIZEJZM0p5ZGpKd2FqWjBSbGt5Y0ROVVlsRTJRRGM1TGpFeE1DNDFOQzR4TXpFNk16TTVPVEk9IzAwMzAxMzE1MQ0Kc3M6Ly9ZV1Z6TFRJMU5pMW5ZMjA2UTFWdVpGTmFibGx6VUV0amRUWkxhamhVU0ZaTlFraEVRRFkyTGpFeE5TNHhORGN1TnpRNk16azNOekk9IzAwMzAxMzE1MQ0Kc3M6Ly9ZV1Z6TFRJMU5pMW5ZMjA2UTFWdVpGTmFibGx6VUV0amRUWkxhamhVU0ZaTlFraEVRRFkyTGpFeE5TNHhORGN1TmpjNk16azNOekk9IzAwMzAxMzE1MQ0Kc3M6Ly9ZV1Z6TFRJMU5pMW5ZMjA2UTFWdVpGTmFibGx6VUV0amRUWkxhamhVU0ZaTlFraEVRRE0zTGpFd0xqRXhOQzQyTnpvek9UYzNNZz09IzAwMzAxMzE1MQ0Kc3M6Ly9ZV1Z6TFRJMU5pMW5ZMjA2T0c0MmNIZEJZM0p5ZGpKd2FqWjBSbGt5Y0ROVVlsRTJRREl4Tnk0eE16Z3VNakEzTGpJME16b3pNems1TWc9PSMwMDMwMTMxNTENCnNzOi8vWVdWekxUSTFOaTFuWTIwNlExVnVaRk5hYmxselVFdGpkVFpMYWpoVVNGWk5Ra2hFUURnMExqRTNMak0xTGpFd09Eb3pPVGMzTWc9PSMwMDMwMTMxNTENCnNzOi8vWVdWekxUSTFOaTFuWTIwNk9HNDJjSGRCWTNKeWRqSndhalowUmxreWNETlVZbEUyUURZMkxqRXhOUzR4TkRjdU5qazZNek01T1RJPSMwMDMwMTMxNTENCnNzOi8vWVdWekxUSTFOaTFuWTIwNlExVnVaRk5hYmxselVFdGpkVFpMYWpoVVNGWk5Ra2hFUURFNE5TNDBOQzQzTmk0eE5qUTZNemszTnpJPSMwMDMwMTMxNTENCnNzOi8vWVdWekxUSTFOaTFuWTIwNlpXNWpkR1JMZVVwbVUzVTNObFp4ZW01TGQxUjBOa0Z3UURNM0xqRXlNQzR5TWpFdU5Ub3pOelEzTXc9PSMwMDMwMTMxNTENCnNzOi8vWVdWekxUSTFOaTFuWTIwNlExVnVaRk5hYmxselVFdGpkVFpMYWpoVVNGWk5Ra2hFUURFNE5DNHhOekF1TWpVd0xqRTFORG96T1RjM01nPT0jMDAzMDEzMTUxDQpzczovL1lXVnpMVEkxTmkxblkyMDZSRXRZWmxkM1l6UmxZbk5qY0ZoVVMzQmlkRGcxY2xOSVFEWTJMakV4TlM0eE56VXVOREE2TXpnM05EST0jMDAzMDEzMTUxDQpzczovL1lXVnpMVEkxTmkxblkyMDZZVmxPWlV0RVRYcFpVVmwzTkV0aVZXSktRVGhYYzNweFFESXhOeTR4TXpndU1qQTNMakkwTXpvek1UazBOQT09IzAwMzAxMzE1MQ0Kc3M6Ly9ZV1Z6TFRJMU5pMW5ZMjA2YTBRNWRtdHFia1UyWkhOVmVuZFJablpMYTFCclVVRmtRREUzTXk0eU16Y3VNakEzTGpFek9qTTNOVGc0IzAwMzAxMzE1MQ0Kc3M6Ly9ZV1Z6TFRJMU5pMW5ZMjA2T0c0MmNIZEJZM0p5ZGpKd2FqWjBSbGt5Y0ROVVlsRTJRREU1TkM0eE1UQXVNVEUxTGpjMU9qTXpPVGt5IzAwMzAxMzE1MQ0Kc3M6Ly9ZV1Z6TFRJMU5pMW5ZMjA2VGtoM1VWUlFURU5tWVZSTlUzRlVibFV6YldwalUzaGxRREl4Tnk0eE16Z3VNakEzTGpJME16b3pNems1T0E9PSMwMDMwMTMxNTENCnNzOi8vWVdWekxUSTFOaTFuWTIwNk9HNDJjSGRCWTNKeWRqSndhalowUmxreWNETlVZbEUyUURNM0xqRXlNQzR5TWpF<text:soft-page-break/>dU5Ub3pNems1TWc9PSMwMDMwMTMxNTENCnNzOi8vWVdWekxUSTFOaTFuWTIwNmJqaDNORk4wYm1KV1JEbGtiVmhaYmpSQmFuUTROMFZCUURFMU5TNHlOVFF1TWprdU1UWTFPak14TlRjeSMwMDMwMTMxNTENCnNzOi8vWVdWekxUSTFOaTFuWTIwNk9HNDJjSGRCWTNKeWRqSndhalowUmxreWNETlVZbEUyUURZMkxqRXhOUzR4TnpVdU5EQTZNek01T1RJPSMwMDMwMTMxNTENCnNzOi8vWVdWekxUSTFOaTFuWTIwNlJFdFlabGQzWXpSbFluTmpjRmhVUzNCaWREZzFjbE5JUURFMU5TNHlOVFF1TWprdU1UWTFPak00TnpReSMwMDMwMTMxNTENCnNzOi8vWVdWekxUSTFOaTFuWTIwNk9HNDJjSGRCWTNKeWRqSndhalowUmxreWNETlVZbEUyUURZMkxqRXhOUzR4TkRjdU5qYzZNek01T1RJPSMwMDMwMTMxNTENCnNzOi8vWVdWekxUSTFOaTFuWTIwNk9HNDJjSGRCWTNKeWRqSndhalowUmxreWNETlVZbEUyUURFMU5TNHlOVFF1TWprdU1UWTFPak16T1RreSMwMDMwMTMxNTENCnNzOi8vWVdWekxUSTFOaTFuWTIwNlRraDNVVlJRVEVObVlWUk5VM0ZVYmxVemJXcGpVM2hsUURZMkxqRXhOUzR4TnpVdU5EQTZNek01T1RnPSMwMDMwMTMxNTENCnNzOi8vWVdWekxUSTFOaTFuWTIwNlExVnVaRk5hYmxselVFdGpkVFpMYWpoVVNGWk5Ra2hFUURFNU1pNDBNQzQxT1M0eU1qazZNemszTnpJPSMwMDMwMTMxNTENCnNzOi8vWVdWekxUSTFOaTFuWTIwNk9HNDJjSGRCWTNKeWRqSndhalowUmxreWNETlVZbEUyUURZMkxqRXhOUzR4TkRjdU9EUTZNek01T1RJPSMwMDMwMTMxNTENCnNzOi8vWVdWekxUSTFOaTFuWTIwNk9HNDJjSGRCWTNKeWRqSndhalowUmxreWNETlVZbEUyUURFM05pNHlNakl1TXpRdU1URXpPak16T1RreSMwMDMwMTMxNTENCnNzOi8vWVdWekxUSTFOaTFuWTIwNmJqaDNORk4wYm1KV1JEbGtiVmhaYmpSQmFuUTROMFZCUURFM01pNDVNeTR4TkRZdU1qRXlPak14TlRjeSMwMDMwMTMxNTENCnNzOi8vWVdWekxUSTFOaTFuWTIwNldXZDFjMGd5VFZkQk9GQlhZek53TWxaRWMxSTNRVloyUURNM0xqRXlNQzR5TWpFdU5Ub3pNVGMyTkE9PSMwMDMwMTMxNTENCnNzOi8vWVdWekxUSTFOaTFuWTIwNlNqbFpNbTVqY21SUVJVTXpPR2QzZVdST1JrWkhRbTVoUURFNE9DNDVNaTQzT0M0eE5EVTZNelV5T1RRPSMlZjAlOWYlODclYjElZjAlOWYlODclYmINCnNzOi8vWVdWekxUSTFOaTFuWTIwNlExVnVaRk5hYmxselVFdGpkVFpMYWpoVVNGWk5Ra2hFUURJdU5UZ3VNalF5TGpRek9qTTVOemN5I1Bvb2xfXzczDQpzczovL1kyaGhZMmhoTWpBdGFXVjBaaTF3YjJ4NU1UTXdOVHByZFRNNE1sbFlTemhqVEVWQWMzTXVhV1F1YzNOb2JXRjRMbTVsZERvMU56UTNPQT09IzAwMzAxMzE1DQpzczovL1lXVnpMVEkxTmkxblkyMDZlREl6V2pSTVIydEhSR3RVYUZvNVMyRjZORVJWVWxGd1FERTRPQzQ1TWk0M09DNHhORFU2TkRBd09UTT0jUG9vbF9fMzMNCnNzOi8vWVdWekxUSTFOaTFuWTIwNk9HNDJjSGRCWTNKeWRqSndhalowUmxreWNETlVZbEUyUURFNE9DNDVNaTQzT0M0eE5EVTZNek01T1RJPSNQb29sX18zNQ0Kdm1lc3M6Ly9ldzBLSUNBaWRpSTZJQ0l5SWl3TkNpQWdJbkJ6SWpvZ0lqQXdNekF4TXpFMUlpd05DaUFnSW1Ga1pDSTZJQ0l4TGpBdU1DNHdJaXdOQ2lBZ0luQnZjblFpT2lBaU5EUXpJaXdOQ2lBZ0ltbGtJam9nSWpsbE5tTmxaV1ptTFRJMU5EWXRNelk1TUMxaFl6QXdMVFptWTJSbU16RmtaV001TkNJc0RRb2dJQ0poYVdRaU9pQWlNaUlzRFFvZ0lDSnpZM2tpT2lBaVlYVjBieUlzRFFvZ0lDSnVaWFFpT2lBaWQzTWlMQTBLSUNBaWRIbHdaU0k2SUNKdWIyNWxJaXdOQ2lBZ0ltaHZjM1FpT2lBaVkyOXZZUzU0ZVhvaUxBMEtJQ0FpY0dGMGFDSTZJQ0l2ZVRJNE5DSXNEUW9nSUNKMGJITWlPaUFpZEd4eklpd05DaUFnSW5OdWFTSTZJQ0lpRFFwOQ0Kdm1lc3M6Ly9ldzBLSUNBaWRpSTZJQ0l5SWl3TkNpQWdJbkJ6SWpvZ0lqQXdNekF4TXpFMUlpd05DaUFnSW1Ga1pDSTZJQ0kwTlM1emRXWmxhWGwxYmk1amVXOTFJaXdOQ2lBZ0luQnZjblFpT2lBaU1UYzRNVE1pTEEwS0lDQWlhV1FpT2lBaU5tWmhaamRpTW1FdE5ETmhaQzB6WlRBMkxXSmxPRGd0WVRnNU16VmtaamhoTUdVM0lpd05DaUFnSW1GcFpDSTZJQ0l5SWl3TkNpQWdJbk5qZVNJNklDSmhkWFJ2SWl3TkNpQWdJbTVsZENJNklDSjBZM0FpTEEwS0lDQWlkSGx3WlNJNklDSnViMjVsSWl3TkNpQWdJbWh2YzNRaU9pQWlJaXdOQ2lBZ0luQmhkR2dpT2lBaUlpd05DaUFnSW5Sc2N5STZJQ0lpTEEwS0lDQWljMjVwSWpvZ0lpSU5DbjA9DQp2bWVzczovL2V3MEtJQ0FpZGlJNklDSXlJaXdOQ2lBZ0luQnpJam9nSWpBd016QXhNekUxSWl3TkNpQWdJbUZrWkNJNklDSXlNUzV6ZFdabGFYbDFiaTVqZVc5MUlpd05DaUFnSW5CdmNuUWlPaUFpTVRZNU9UQWlMQTBLSUNBaWFXUWlPaUFpTm1aaFpqZGlNbUV0TkROaFpDMHpaVEEyTFdKbE9EZ3RZVGc1TXpWa1pqaGhNR1UzSWl3TkNpQWdJbUZwWkNJNklDSXlJaXdOQ2lBZ0luTmplU0k2SUNKaGRYUnZJaXdOQ2lBZ0ltNWxkQ0k2SUNKMFkzQWlMQTBLSUNBaWRIbHdaU0k2SUNKdWIyNWxJaXdOQ2lBZ0ltaHZjM1FpT2lBaUlpd05DaUFnSW5CaGRHZ2lPaUFpSWl3TkNpQWdJblJzY3lJNklDSWlMQTBLSUNBaWMyNXBJam9nSWlJTkNuMD0NCnZtZX<text:soft-page-break/>NzOi8vZXcwS0lDQWlkaUk2SUNJeUlpd05DaUFnSW5Ceklqb2dJakF3TXpBeE16RTFNU0lzRFFvZ0lDSmhaR1FpT2lBaU1UQTBMakUyTGpJME9DNHhNekFpTEEwS0lDQWljRzl5ZENJNklDSTBORE1pTEEwS0lDQWlhV1FpT2lBaVpUWXpPVGRsWkdFdFpHUXlOeTAwT0RNeUxXRTJPVE10WWpObVlqRTFObVZqTUdZeklpd05DaUFnSW1GcFpDSTZJQ0l3SWl3TkNpQWdJbk5qZVNJNklDSmhkWFJ2SWl3TkNpQWdJbTVsZENJNklDSjNjeUlzRFFvZ0lDSjBlWEJsSWpvZ0ltNXZibVVpTEEwS0lDQWlhRzl6ZENJNklDSnliaTV0WVc0dGIyNWxMbU5zZFdJaUxBMEtJQ0FpY0dGMGFDSTZJQ0l2TWpNellteHZaeUlzRFFvZ0lDSjBiSE1pT2lBaWRHeHpJaXdOQ2lBZ0luTnVhU0k2SUNJaURRcDkNCnNzOi8vWVdWekxUSTFOaTFuWTIwNmJqaDNORk4wYm1KV1JEbGtiVmhaYmpSQmFuUTROMFZCUURFek9TNHlPQzR4TnpZdU5UTTZNekUxTnpJPSMwMDMwMTMxNTENCnZtZXNzOi8vZXcwS0lDQWlkaUk2SUNJeUlpd05DaUFnSW5Ceklqb2dJakF3TXpBeE16RTFJaXdOQ2lBZ0ltRmtaQ0k2SUNJek9DNXpkV1psYVhsMWJpNWplVzkxSWl3TkNpQWdJbkJ2Y25RaU9pQWlNVGM0TURnaUxBMEtJQ0FpYVdRaU9pQWlObVpoWmpkaU1tRXRORE5oWkMwelpUQTJMV0psT0RndFlUZzVNelZrWmpoaE1HVTNJaXdOQ2lBZ0ltRnBaQ0k2SUNJeUlpd05DaUFnSW5OamVTSTZJQ0poZFhSdklpd05DaUFnSW01bGRDSTZJQ0owWTNBaUxBMEtJQ0FpZEhsd1pTSTZJQ0p1YjI1bElpd05DaUFnSW1odmMzUWlPaUFpSWl3TkNpQWdJbkJoZEdnaU9pQWlJaXdOQ2lBZ0luUnNjeUk2SUNJaUxBMEtJQ0FpYzI1cElqb2dJaUlOQ24wPQ0Kdm1lc3M6Ly9ldzBLSUNBaWRpSTZJQ0l5SWl3TkNpQWdJbkJ6SWpvZ0lqQXdNekF4TXpFMUlpd05DaUFnSW1Ga1pDSTZJQ0kwTmk1emRXWmxhWGwxYmk1amVXOTFJaXdOQ2lBZ0luQnZjblFpT2lBaU1UZzRNVFFpTEEwS0lDQWlhV1FpT2lBaU5tWmhaamRpTW1FdE5ETmhaQzB6WlRBMkxXSmxPRGd0WVRnNU16VmtaamhoTUdVM0lpd05DaUFnSW1GcFpDSTZJQ0l5SWl3TkNpQWdJbk5qZVNJNklDSmhkWFJ2SWl3TkNpQWdJbTVsZENJNklDSjBZM0FpTEEwS0lDQWlkSGx3WlNJNklDSnViMjVsSWl3TkNpQWdJbWh2YzNRaU9pQWlJaXdOQ2lBZ0luQmhkR2dpT2lBaUlpd05DaUFnSW5Sc2N5STZJQ0lpTEEwS0lDQWljMjVwSWpvZ0lpSU5DbjA9DQp2bWVzczovL2V3MEtJQ0FpZGlJNklDSXlJaXdOQ2lBZ0luQnpJam9nSWpBd016QXhNekUxSWl3TkNpQWdJbUZrWkNJNklDSXhNQzV6ZFdabGFYbDFiaTVqZVc5MUlpd05DaUFnSW5CdmNuUWlPaUFpTVRnM056a2lMQTBLSUNBaWFXUWlPaUFpTm1aaFpqZGlNbUV0TkROaFpDMHpaVEEyTFdKbE9EZ3RZVGc1TXpWa1pqaGhNR1UzSWl3TkNpQWdJbUZwWkNJNklDSXlJaXdOQ2lBZ0luTmplU0k2SUNKaGRYUnZJaXdOQ2lBZ0ltNWxkQ0k2SUNKMFkzQWlMQTBLSUNBaWRIbHdaU0k2SUNKdWIyNWxJaXdOQ2lBZ0ltaHZjM1FpT2lBaUlpd05DaUFnSW5CaGRHZ2lPaUFpSWl3TkNpQWdJblJzY3lJNklDSWlMQTBLSUNBaWMyNXBJam9nSWlJTkNuMD0NCnNzOi8vWTJoaFkyaGhNakF0YVdWMFppMXdiMng1TVRNd05UcElaME5OYkdkaWRGRk5lR3hBYzNNdVpHVXVjM05vYldGNExtNWxkRG95TVRRM05BPT0jMDAzMDEzMTUNCnZsZXNzOi8vMzkxYjZmODctYWIyYy00ZTRjLWIyNjEtNjc4MzE5ODY0YTZmQG5iLnRpYW54aWExMzE0LmNuOjQ0Mz9lbmNyeXB0aW9uPW5vbmUmc2VjdXJpdHk9dGxzJnR5cGU9d3MmaG9zdD1uYi50aWFueGlhMTMxNC5jbiZwYXRoPSUyZnRpYW55dXdhbmdsdW8lMmYjMDAzMDEzMTUNCnZtZXNzOi8vZXcwS0lDQWlkaUk2SUNJeUlpd05DaUFnSW5Ceklqb2dJakF3TXpBeE16RTFJaXdOQ2lBZ0ltRmtaQ0k2SUNJME9TNXpkV1psYVhsMWJpNWplVzkxSWl3TkNpQWdJbkJ2Y25RaU9pQWlNVGc0TVRjaUxBMEtJQ0FpYVdRaU9pQWlObVpoWmpkaU1tRXRORE5oWkMwelpUQTJMV0psT0RndFlUZzVNelZrWmpoaE1HVTNJaXdOQ2lBZ0ltRnBaQ0k2SUNJeUlpd05DaUFnSW5OamVTSTZJQ0poZFhSdklpd05DaUFnSW01b</text:p>
      <text:p text:style-name="Standard">GRDSTZJQ0owWTNBaUxBMEtJQ0FpZEhsd1pTSTZJQ0p1YjI1bElpd05DaUFnSW1odmMzUWlPaUFpSWl3TkNpQWdJbkJoZEdnaU9pQWlJaXdOQ2lBZ0luUnNjeUk2SUNJaUxBMEtJQ0FpYzI1cElqb2dJaUlOQ24wPQ0Kc3M6Ly9ZMmhoWTJoaE1qQXRhV1YwWmkxd2IyeDVNVE13TlRwSVoxWkVTVTR3TlU4MllraEFjM011ZFdzdWMzTm9iV0Y0TG01bGREbzFOelEzT0E9PSMwMDMwMTMxNQ0Kdm1lc3M6Ly9ldzBLSUNBaWRpSTZJQ0l5SWl3TkNpQWdJbkJ6SWpvZ0lqQXdNekF4TXpFMUlpd05DaUFnSW1Ga1pDSTZJQ0l4TXk0eU1EZ3VNalE0TGpJd09DSXNEUW9nSUNKd2IzSjBJam9nSWpNMU1UQTFJaXdOQ2lBZ0ltbGtJam9nSWpZNU1UUm1OR05qTFdaaE5HSXROR1ExWlMwNVlUYzNMV1EyWmpobFlUVmxNbVl6TkNJc0RRb2dJQ0poYVdRaU9pQWlNQ0lzRFFvZ0lDSnpZM2tpT2lBaVlYVjBieUlzRFFvZ0lDSnVaWFFpT2lBaWQzTWlMQTBLSUNBaWRIbHdaU0k2SUNKdWIyNWxJaXdOQ2lBZ0ltaHZjM1FpT2lBaUlpd05DaUFnSW5CaGRHZ2lPaUFpTHlJc0RRb2dJQ0owYkhNaU9pQWlJaXdOQ2lBZ0luTnVhU0k2SUNJaURRcDkNCnNzOi8vWTJoaFkyaGhNakF0YVdWMFppMXdiMng1TVRNd05UcHlORlJsUlhRMVlrc<text:soft-page-break/>3dWVVJBYzNNdVkyRXVjM05vYldGNExtNWxkRG94TkRReiMwMDMwMTMxNQ0Kdm1lc3M6Ly9ldzBLSUNBaWRpSTZJQ0l5SWl3TkNpQWdJbkJ6SWpvZ0lqQXdNekF4TXpFMUlpd05DaUFnSW1Ga1pDSTZJQ0l5TlM1emRXWmxhWGwxYmk1amVXOTFJaXdOQ2lBZ0luQnZjblFpT2lBaU1UZzNPVFFpTEEwS0lDQWlhV1FpT2lBaU5tWmhaamRpTW1FdE5ETmhaQzB6WlRBMkxXSmxPRGd0WVRnNU16VmtaamhoTUdVM0lpd05DaUFnSW1GcFpDSTZJQ0l5SWl3TkNpQWdJbk5qZVNJNklDSmhkWFJ2SWl3TkNpQWdJbTVsZENJNklDSjBZM0FpTEEwS0lDQWlkSGx3WlNJNklDSnViMjVsSWl3TkNpQWdJbWh2YzNRaU9pQWlJaXdOQ2lBZ0luQmhkR2dpT2lBaUlpd05DaUFnSW5Sc2N5STZJQ0lpTEEwS0lDQWljMjVwSWpvZ0lpSU5DbjA9DQp2bWVzczovL2V3MEtJQ0FpZGlJNklDSXlJaXdOQ2lBZ0luQnpJam9nSWpBd016QXhNekUxSWl3TkNpQWdJbUZrWkNJNklDSXlNRFF1TkRRdU5qZ3VOekVpTEEwS0lDQWljRzl5ZENJNklDSXpOamMzTnlJc0RRb2dJQ0pwWkNJNklDSmtOekJqWXpGaU15MWxOMlU0TFRSaU9EZ3RZVEkwWlMxak9URm1NREF4Wm1RMk9XVWlMQTBLSUNBaVlXbGtJam9nSWpZMElpd05DaUFnSW5OamVTSTZJQ0poZFhSdklpd05DaUFnSW01bGRDSTZJQ0owWTNBaUxBMEtJQ0FpZEhsd1pTSTZJQ0p1YjI1bElpd05DaUFnSW1odmMzUWlPaUFpSWl3TkNpQWdJbkJoZEdnaU9pQWlMeUlzRFFvZ0lDSjBiSE1pT2lBaUlpd05DaUFnSW5OdWFTSTZJQ0lpRFFwOQ0Kc3M6Ly9ZMmhoWTJoaE1qQXRhV1YwWmkxd2IyeDVNVE13TlRwVU0ybzJaV3hTZDBWMVFUUkFjM011ZFhNdWMzTm9iV0Y0TG01bGREb3hORFF6IzAwMzAxMzE1DQpzczovL1lXVnpMVEkxTmkxblkyMDZRMDFrZFdGR1dHUmtZMUZpZDA1QlFYTTNlRVpFYm1NNFFERTVPQzR4TkRjdU1qSXVPRGM2TXpNeE5EZz0jJWYwJTlmJTg3JWJhJWYwJTlmJTg3JWI4DQp2bWVzczovL2V3MEtJQ0FpZGlJNklDSXlJaXdOQ2lBZ0luQnpJam9nSWpBd016QXhNekUxSWl3TkNpQWdJbUZrWkNJNklDSTBNeTR5TWpZdU1qWXVNVEV6SWl3TkNpQWdJbkJ2Y25RaU9pQWlNekUyTWpjaUxBMEtJQ0FpYVdRaU9pQWlZalJrT1RJM09ETXRNak0wT0MwME5tVTJMV05tTjJFdFpHUTBOV1U0TnpCaE1XUXlJaXdOQ2lBZ0ltRnBaQ0k2SUNJMk5DSXNEUW9nSUNKelkza2lPaUFpWVhWMGJ5SXNEUW9nSUNKdVpYUWlPaUFpZEdOd0lpd05DaUFnSW5SNWNHVWlPaUFpYm05dVpTSXNEUW9nSUNKb2IzTjBJam9nSWlJc0RRb2dJQ0p3WVhSb0lqb2dJaThpTEEwS0lDQWlkR3h6SWpvZ0lpSXNEUW9nSUNKemJta2lPaUFpSWcwS2ZRPT0NCnNzOi8vWTJoaFkyaGhNakF0YVdWMFppMXdiMng1TVRNd05UcHZOSEY1WjA1eVdIYzNZMFZBYzNNdWMyY3VjM05vYldGNExtNWxkRG8xTnpRM09BPT0jMDAzMDEzMTUNCnZtZXNzOi8vZXcwS0lDQWlkaUk2SUNJeUlpd05DaUFnSW5Ceklqb2dJakF3TXpBeE16RTFJaXdOQ2lBZ0ltRmtaQ0k2SUNJeE1EY3VNVFV3TGpVdU1qQTJJaXdOQ2lBZ0luQnZjblFpT2lBaU16UTBOaklpTEEwS0lDQWlhV1FpT2lBaU16RmhZV1kzWW1NdFlUUmlaUzAwTlRjM0xXRTRNbU10TW1GaU1tRm1ZbVkwWVRkaUlpd05DaUFnSW1GcFpDSTZJQ0kyTkNJc0RRb2dJQ0p6WTNraU9pQWlZWFYwYnlJc0RRb2dJQ0p1WlhRaU9pQWlkR053SWl3TkNpQWdJblI1Y0dVaU9pQWlibTl1WlNJc0RRb2dJQ0pvYjNOMElqb2dJaUlzRFFvZ0lDSndZWFJvSWpvZ0lpOGlMQTBLSUNBaWRHeHpJam9nSWlJc0RRb2dJQ0p6Ym1raU9pQWlJZzBLZlE9PQ0Kc3M6Ly9ZMmhoWTJoaE1qQXRhV1YwWmkxd2IyeDVNVE13TlRwemVVTnBTbXd6Ym1JNFQwUkFjM011ZFhNdWMzTm9iV0Y0TG01bGREbzFOelEzT0E9PSMlZjAlOWYlODclYmElZjAlOWYlODclYjgNCnZtZXNzOi8vZXcwS0lDQWlkaUk2SUNJeUlpd05DaUFnSW5Ceklqb2dJakF3TXpBeE16RTFJaXdOQ2lBZ0ltRmtaQ0k2SUNJME5TNHhNaTR4TVRBdU9DSXNEUW9nSUNKd2IzSjBJam9nSWpRMU5EVTRJaXdOQ2lBZ0ltbGtJam9nSW1NeE5qbGpNalk0TFRkbE5URXRORFUyTkMxaVkyWTFMVEkzTVdJNFpUUTVaVEUwTVNJc0RRb2dJQ0poYVdRaU9pQWlNQ0lzRFFvZ0lDSnpZM2tpT2lBaVlYVjBieUlzRFFvZ0lDSnVaWFFpT2lBaWRHTndJaXdOQ2lBZ0luUjVjR1VpT2lBaWJtOXVaU0lzRFFvZ0lDSm9iM04wSWpvZ0lpSXNEUW9nSUNKd1lYUm9Jam9nSWlJc0RRb2dJQ0owYkhNaU9pQWlJaXdOQ2lBZ0luTnVhU0k2SUNJaURRcDkNCnZtZXNzOi8vZXcwS0lDQWlkaUk2SUNJeUlpd05DaUFnSW5Ceklqb2dJdWVua2VhS2dHeHBiMjRpTEEwS0lDQWlZV1JrSWpvZ0ltTXRkWE16TG05dmVHTXVZMk1pTEEwS0lDQWljRzl5ZENJNklDSTBORE1pTEEwS0lDQWlhV1FpT2lBaVpHSTFaREZoWVRNdE9UQTRZaTAwTkdReExXSmxNR0V0TkdVMllUaGtOR1UwWTJSaElpd05DaUFnSW1GcFpDSTZJQ0kyTkNJc0RRb2dJQ0p6WTNraU9pQWlZWFYwYnlJc0RRb2dJQ0p1WlhRaU9pQWlkM01pTEEwS0lDQWlkSGx3WlNJNklDSnViMjVsSWl3TkNpQWdJbWh2YzNRaU9pQWlJaXdOQ2lBZ0luQmhkR2dpT2lBaUwycHFJaXdOQ2lBZ0luUnNjeUk2SUNKMGJITWlMQTBLSUNBaWMyNXBJam9nSWlJTkNuMD0NCnZtZXNzOi8vZXcwS0lDQWlkaUk2SUNJeUlpd05DaUFnSW5Ceklqb2dJbEpsYkdGNVgvQ2ZoN3J3bjRlNFZWTXQ4SitIci9DZmg<text:soft-page-break/>3VktVRjh5T0RnMElpd05DaUFnSW1Ga1pDSTZJQ0pqTFdwd0xXUjJNUzV2YjNoakxtTmpJaXdOQ2lBZ0luQnZjblFpT2lBaU5EUXpJaXdOQ2lBZ0ltbGtJam9nSW1ZeU9Ua3hPRFJpTFRFNVpUQXROREZoTkMwNVlqUmlMVFkxWm1FNFpqQmxOamt4WXlJc0RRb2dJQ0poYVdRaU9pQWlOalFpTEEwS0lDQWljMk41SWpvZ0ltRjFkRzhpTEEwS0lDQWlibVYwSWpvZ0luZHpJaXdOQ2lBZ0luUjVjR1VpT2lBaWJtOXVaU0lzRFFvZ0lDSm9iM04wSWpvZ0ltTXRhbkF0WkhZeExtOXZlR011WTJNaUxBMEtJQ0FpY0dGMGFDSTZJQ0l2YW1vaUxBMEtJQ0FpZEd4eklqb2dJblJzY3lJc0RRb2dJQ0p6Ym1raU9pQWlJZzBLZlE9PQ0Kdm1lc3M6Ly9ldzBLSUNBaWRpSTZJQ0l5SWl3TkNpQWdJbkJ6SWpvZ0lqQXdNekF4TXpFMUlpd05DaUFnSW1Ga1pDSTZJQ0l6TGpFd01TNHlPUzR4TWpRaUxBMEtJQ0FpY0c5eWRDSTZJQ0l6TmpBek9DSXNEUW9nSUNKcFpDSTZJQ0l4TkRSaFlqTmxPQzFrWW1OakxUUXlOV1F0WVRFeU1DMDFPVEExWlRZd1lXSTNZamdpTEEwS0lDQWlZV2xrSWpvZ0lqWTBJaXdOQ2lBZ0luTmplU0k2SUNKaGRYUnZJaXdOQ2lBZ0ltNWxkQ0k2SUNKMFkzQWlMQTBLSUNBaWRIbHdaU0k2SUNKdWIyNWxJaXdOQ2lBZ0ltaHZjM1FpT2lBaUlpd05DaUFnSW5CaGRHZ2lPaUFpTHlJc0RRb2dJQ0owYkhNaU9pQWlJaXdOQ2lBZ0luTnVhU0k2SUNJaURRcDkNCnNzOi8vWVdWekxUSTFOaTFuWTIwNk9HNDJjSGRCWTNKeWRqSndhalowUmxreWNETlVZbEUyUURFd05DNHlNREF1TVRNeExqRTJOVG96TXprNU1nPT0jJWYwJTlmJTg3JWJhJWYwJTlmJTg3JWI4DQp2bWVzczovL2V3MEtJQ0FpZGlJNklDSXlJaXdOQ2lBZ0luQnpJam9nSW53Z05pNDROVTFpSWl3TkNpQWdJbUZrWkNJNklDSXhNamd1TVRRdU1UVXpMalF5SWl3TkNpQWdJbkJ2Y25RaU9pQWlNVE0zTWpNaUxBMEtJQ0FpYVdRaU9pQWlZVGt3TlRrM1l6RXRZbUZpTXkwME1qRTNMV0ZrTm1ZdE1EZ3pPRFkzTldNNE5qTXpJaXdOQ2lBZ0ltRnBaQ0k2SUNJeElpd05DaUFnSW5OamVTSTZJQ0poZFhSdklpd05DaUFnSW01bGRDSTZJQ0ozY3lJc0RRb2dJQ0owZVhCbElqb2dJbTV2Ym1VaUxBMEtJQ0FpYUc5emRDSTZJQ0oxYzJFeUxXNXZaR1V1TXpNMk5uUmxjM1F1WTI5dElpd05DaUFnSW5CaGRHZ2lPaUFpTDNKaGVTSXNEUW9nSUNKMGJITWlPaUFpZEd4eklpd05DaUFnSW5OdWFTSTZJQ0lpRFFwOQ0Kdm1lc3M6Ly9ldzBLSUNBaWRpSTZJQ0l5SWl3TkNpQWdJbkJ6SWpvZ0lqQXdNekF4TXpFMUlpd05DaUFnSW1Ga1pDSTZJQ0l4TnpJdU1UQTBMall5TGpJME9DSXNEUW9nSUNKd2IzSjBJam9nSWpnd0lpd05DaUFnSW1sa0lqb2dJak5qTm1VeU56VTBMVGsxTlRNdE5EZ3dNUzFpWTJJeUxUSXdORE5rT1RKaE5XRXdaU0lzRFFvZ0lDSmhhV1FpT2lBaU1pSXNEUW9nSUNKelkza2lPaUFpWVhWMGJ5SXNEUW9nSUNKdVpYUWlPaUFpZDNNaUxBMEtJQ0FpZEhsd1pTSTZJQ0p1YjI1bElpd05DaUFnSW1odmMzUWlPaUFpZDNkM0xuVnRMbVZrZFM1dGJ5SXNEUW9nSUNKd1lYUm9Jam9nSWk4aUxBMEtJQ0FpZEd4eklqb2dJaUlzRFFvZ0lDSnpibWtpT2lBaUlnMEtmUT09DQpzczovL1lXVnpMVEkxTmkxblkyMDZiamgzTkZOMGJtSldSRGxrYlZoWmJqUkJhblE0TjBWQlFESXhNaTR4TURJdU16VXVNakU0T2pNeE5UY3kjJWU3JWE3JTkxJWU2JThhJTgwbGlvbg0Kdm1lc3M6Ly9ldzBLSUNBaWRpSTZJQ0l5SWl3TkNpQWdJbkJ6SWpvZ0l1ZW5rZWFLZ0d4cGIyNGlMQTBLSUNBaVlXUmtJam9nSWpFM01pNDJOeTR4TlRBdU1UTXdJaXdOQ2lBZ0luQnZjblFpT2lBaU9EQWlMQTBLSUNBaWFXUWlPaUFpTTJRek1UY3lPR1V0TURZMFpDMDBNbUk0TFdJNU5EVXRaamM1WXpBd09HWTNNMlpqSWl3TkNpQWdJbUZwWkNJNklDSXlNek1pTEEwS0lDQWljMk41SWpvZ0ltRjFkRzhpTEEwS0lDQWlibVYwSWpvZ0luZHpJaXdOQ2lBZ0luUjVjR1VpT2lBaWJtOXVaU0lzRFFvZ0lDSm9iM04wSWpvZ0ltWnlaV1V0Y25WemMybGhiakF4TFdOa2JpNTRhV0Z2YUc5MWVta3VZMngxWWlJc0RRb2dJQ0p3WVhSb0lqb2dJaThpTEEwS0lDQWlkR3h6SWpvZ0lpSXNEUW9nSUNKemJta2lPaUFpSWcwS2ZRPT0NCnZtZXNzOi8vZXcwS0lDQWlkaUk2SUNJeUlpd05DaUFnSW5Ceklqb2dJakF3TXpBeE16RTFJaXdOQ2lBZ0ltRmtaQ0k2SUNJeE15NHlNRGd1TWpRNExqSXdPQ0lzRFFvZ0lDSndiM0owSWpvZ0lqTTFNVEExSWl3TkNpQWdJbWxrSWpvZ0lqWTVNVFJtTkdOakxXWmhOR0l0TkdRMVpTMDVZVGMzTFdRMlpqaGxZVFZsTW1Zek5DSXNEUW9nSUNKaGFXUWlPaUFpTUNJc0RRb2dJQ0p6WTNraU9pQWlZWFYwYnlJc0RRb2dJQ0p1WlhRaU9pQWlkM01pTEEwS0lDQWlkSGx3WlNJNklDSnViMjVsSWl3TkNpQWdJbWh2YzNRaU9pQWlNVE11TWpBNExqSTBPQzR5TURnaUxBMEtJQ0FpY0dGMGFDSTZJQ0l2SWl3TkNpQWdJblJzY3lJNklDSWlMQTBLSUNBaWMyNXBJam9nSWlJTkNuMD0NCnZtZXNzOi8vZXcwS0lDQWlkaUk2SUNJeUlpd05DaUFnSW5Ceklqb2dJakF3TXpBeE16RTFJaXdOQ2lBZ0ltRmtaQ0k2SUNJeE56SXVOamN1TVRVMExqZzFJaXdOQ2lBZ0luQnZjblFpT2lBaU5EUXpJaXdOQ2lBZ0ltbGtJam9nSWpOaU5XVXlOVGhsTFRoak5XVXRORFZrTXkxaU4yUXlMVEF5WXpobU5XWmpNR0ppTWlJc0RRb2dJQ0poYVdRaU9pQWlOalFpTEEwS0lDQWljMk41SWpvZ0ltRjFkRzhpTEEwS0lDQWli<text:soft-page-break/>bVYwSWpvZ0luZHpJaXdOQ2lBZ0luUjVjR1VpT2lBaWJtOXVaU0lzRFFvZ0lDSm9iM04wSWpvZ0ltTmtibVJsTG1seWRHVjVlaTUwYjJSaGVTSXNEUW9nSUNKd1lYUm9Jam9nSWk4aUxBMEtJQ0FpZEd4eklqb2dJblJzY3lJc0RRb2dJQ0p6Ym1raU9pQWlJZzBLZlE9PQ0Kdm1lc3M6Ly9ldzBLSUNBaWRpSTZJQ0l5SWl3TkNpQWdJbkJ6SWpvZ0lsSmxiR0Y1WC9DZmg3cnduNGU0VlZNdDhKK0hxZkNmaDZwRVJWOHlPRGd5SWl3TkNpQWdJbUZrWkNJNklDSXhNRFF1TVRndU55NHhNemdpTEEwS0lDQWljRzl5ZENJNklDSTBORE1pTEEwS0lDQWlhV1FpT2lBaU0ySTFaVEkxT0dVdE9HTTFaUzAwTldRekxXSTNaREl0TURKak9HWTFabU13WW1JeUlpd05DaUFnSW1GcFpDSTZJQ0kyTkNJc0RRb2dJQ0p6WTNraU9pQWlZWFYwYnlJc0RRb2dJQ0p1WlhRaU9pQWlkM01pTEEwS0lDQWlkSGx3WlNJNklDSnViMjVsSWl3TkNpQWdJbWh2YzNRaU9pQWlZMlJ1WkdVdWFYSjBaWGw2TG5SdlpHRjVJaXdOQ2lBZ0luQmhkR2dpT2lBaUx5SXNEUW9nSUNKMGJITWlPaUFpZEd4eklpd05DaUFnSW5OdWFTSTZJQ0lpRFFwOQ0Kdm1lc3M6Ly9ldzBLSUNBaWRpSTZJQ0l5SWl3TkNpQWdJbkJ6SWpvZ0lqQXdNekF4TXpFMUlpd05DaUFnSW1Ga1pDSTZJQ0kwTUM1emRXWmxhWGwxYmk1amVXOTFJaXdOQ2lBZ0luQnZjblFpT2lBaU1UYzRNVEFpTEEwS0lDQWlhV1FpT2lBaU5tWmhaamRpTW1FdE5ETmhaQzB6WlRBMkxXSmxPRGd0WVRnNU16VmtaamhoTUdVM0lpd05DaUFnSW1GcFpDSTZJQ0l5SWl3TkNpQWdJbk5qZVNJNklDSmhkWFJ2SWl3TkNpQWdJbTVsZENJNklDSjBZM0FpTEEwS0lDQWlkSGx3WlNJNklDSnViMjVsSWl3TkNpQWdJbWh2YzNRaU9pQWlJaXdOQ2lBZ0luQmhkR2dpT2lBaUlpd05DaUFnSW5Sc2N5STZJQ0lpTEEwS0lDQWljMjVwSWpvZ0lpSU5DbjA9DQpzczovL1lXVnpMVEkxTmkxblkyMDZiamgzTkZOMGJtSldSRGxrYlZoWmJqUkJhblE0TjBWQlFERTVOQzR4TVRBdU1URTFMamcxT2pNeE5UY3kjJWYwJTlmJTg3JWI3JWYwJTlmJTg3JWI0DQp2bWVzczovL2V3MEtJQ0FpZGlJNklDSXlJaXdOQ2lBZ0luQnpJam9nSXZDZmg3cnduNGU0SUZWVFh6UXlOU0lzRFFvZ0lDSmhaR1FpT2lBaVl5MTFjek11YjI5NFl5NWpZeUlzRFFvZ0lDSndiM0owSWpvZ0lqUTBNeUlzRFFvZ0lDSnBaQ0k2SUNKa1lqVmtNV0ZoTXkwNU1EaGlMVFEwWkRFdFltVXdZUzAwWlRaaE9HUTBaVFJqWkdFaUxBMEtJQ0FpWVdsa0lqb2dJalkwSWl3TkNpQWdJbk5qZVNJNklDSmhkWFJ2SWl3TkNpQWdJbTVsZENJNklDSjNjeUlzRFFvZ0lDSjBlWEJsSWpvZ0ltNXZibVVpTEEwS0lDQWlhRzl6ZENJNklDSmpMWFZ6TXk1dmIzaGpMbU5qSWl3TkNpQWdJbkJoZEdnaU9pQWlMMnBxSWl3TkNpQWdJblJzY3lJNklDSjBiSE1pTEEwS0lDQWljMjVwSWpvZ0lpSU5DbjA9DQp2bWVzczovL2V3MEtJQ0FpZGlJNklDSXlJaXdOQ2lBZ0luQnpJam9nSWpBd016QXhN</text:p>
      <text:p text:style-name="Standard">ekUxSWl3TkNpQWdJbUZrWkNJNklDSXhPVGt1TVRnd0xqRXhOQzR6TWlJc0RRb2dJQ0p3YjNKMElqb2dJalEwTXlJc0RRb2dJQ0pwWkNJNklDSm1aVGt6WVRBMk1pMWtNVE5tTFRNNU5UZ3RPV1ZpWXkwd1l6QTJZMlF6TW1SbVlqQWlMQTBLSUNBaVlXbGtJam9nSWpNaUxBMEtJQ0FpYzJONUlqb2dJbUYxZEc4aUxBMEtJQ0FpYm1WMElqb2dJbmR6SWl3TkNpQWdJblI1Y0dVaU9pQWlibTl1WlNJc0RRb2dJQ0pvYjNOMElqb2dJblZ6TVRjNExtMWhjbk0yTmpZMkxtTnZiU0lzRFFvZ0lDSndZWFJvSWpvZ0lpOXlZWGtpTEEwS0lDQWlkR3h6SWpvZ0luUnNjeUlzRFFvZ0lDSnpibWtpT2lBaUlnMEtmUT09DQpzczovL1lXVnpMVEkxTmkxblkyMDZPRzQyY0hkQlkzSnlkakp3YWpaMFJsa3ljRE5VWWxFMlFEUTFMamc1TGpFM015NHlNRFU2TXpNNU9UST0jUG9vbF9fMTMNCnZtZXNzOi8vZXcwS0lDQWlkaUk2SUNJeUlpd05DaUFnSW5Ceklqb2dJakF3TXpBeE16RTFJaXdOQ2lBZ0ltRmtaQ0k2SUNJeE15NDFOaTR4T0RFdU1UUTJJaXdOQ2lBZ0luQnZjblFpT2lBaU1UWXlNVFFpTEEwS0lDQWlhV1FpT2lBaU1qQTNNalJoTnpRdFkyTm1ZeTAwTkdKa0xUbGtNamt0TXpJeVl6SXlNR1JoWlRGaUlpd05DaUFnSW1GcFpDSTZJQ0kyTkNJc0RRb2dJQ0p6WTNraU9pQWlZWFYwYnlJc0RRb2dJQ0p1WlhRaU9pQWlkR053SWl3TkNpQWdJblI1Y0dVaU9pQWlibTl1WlNJc0RRb2dJQ0pvYjNOMElqb2dJaUlzRFFvZ0lDSndZWFJvSWpvZ0lpOGlMQTBLSUNBaWRHeHpJam9nSWlJc0RRb2dJQ0p6Ym1raU9pQWlJZzBLZlE9PQ0Kc3M6Ly9ZV1Z6TFRJMU5pMW5ZMjA2YmpoM05GTjBibUpXUkRsa2JWaFpialJCYW5RNE4wVkJRRGt4TGprd0xqRXlNeTR4TlRVNk16RTFOekk9IzAwMzAxMzE1MQ0Kdm1lc3M6Ly9ldzBLSUNBaWRpSTZJQ0l5SWl3TkNpQWdJbkJ6SWpvZ0l2Q2ZoN3J3bjRlNElGVlRYek01T1NJc0RRb2dJQ0poWkdRaU9pQWlORFV1TVRJdU1URXdMamdpTEEwS0lDQWljRzl5ZENJNklDSTBOVFExT0NJc0RRb2dJQ0pwWkNJNklDSmpNVFk1WXpJMk9DMDNaVFV4TFRRMU5qUXRZbU5tTlMweU56RmlPR1UwT1dVeE5ERWlMQTBLSUNBaVlXbGtJam9nSWpBaUxBMEtJQ0FpYzJONUlqb2dJbUYxZEc4aUxBMEtJQ0FpYm1WMElqb2dJblJqY0NJc0RRb2dJQ0owZVhCbElqb2dJbTV2Ym1VaUxBMEtJQ0FpYUc5emRDSTZJQ0lpTEEwS0lDQWljR0YwYUNJNklDSXZJ<text:soft-page-break/>aXdOQ2lBZ0luUnNjeUk2SUNJaUxBMEtJQ0FpYzI1cElqb2dJaUlOQ24wPQ0Kdm1lc3M6Ly9ldzBLSUNBaWRpSTZJQ0l5SWl3TkNpQWdJbkJ6SWpvZ0lqQXdNekF4TXpFMUlpd05DaUFnSW1Ga1pDSTZJQ0kxTWk0MU15NHlORGd1TWpFMklpd05DaUFnSW5CdmNuUWlPaUFpTlRBeU9Ua2lMQTBLSUNBaWFXUWlPaUFpT1dVNE1tVTBObVF0Wm1Oak55MDBZemhqTFdaaVpUVXROalptWWpjMk5HSTVNV1F3SWl3TkNpQWdJbUZwWkNJNklDSTJOQ0lzRFFvZ0lDSnpZM2tpT2lBaVlYVjBieUlzRFFvZ0lDSnVaWFFpT2lBaWRHTndJaXdOQ2lBZ0luUjVjR1VpT2lBaWJtOXVaU0lzRFFvZ0lDSm9iM04wSWpvZ0lpSXNEUW9nSUNKd1lYUm9Jam9nSWk4aUxBMEtJQ0FpZEd4eklqb2dJaUlzRFFvZ0lDSnpibWtpT2lBaUlnMEtmUT09DQpzczovL1lXVnpMVEkxTmkxblkyMDZZVmxPWlV0RVRYcFpVVmwzTkV0aVZXSktRVGhYYzNweFFERXdOQzR5TURBdU1UTXhMakkwTlRvek1UazBOQT09IyVmMCU5ZiU4NyViYSVmMCU5ZiU4NyViOA0Kdm1lc3M6Ly9ldzBLSUNBaWRpSTZJQ0l5SWl3TkNpQWdJbkJ6SWpvZ0lqQXdNekF4TXpFMUlpd05DaUFnSW1Ga1pDSTZJQ0l4TkRFdU1UQXhMakV5TUM0d0lpd05DaUFnSW5CdmNuUWlPaUFpTkRReklpd05DaUFnSW1sa0lqb2dJalJqWTJRMFl6WTVMV1l4WkdVdE5HVmxaaTFpTjJabUxUZzVOVFE0WlRObE1USXpNaUlzRFFvZ0lDSmhhV1FpT2lBaU1DSXNEUW9nSUNKelkza2lPaUFpWVhWMGJ5SXNEUW9nSUNKdVpYUWlPaUFpZDNNaUxBMEtJQ0FpZEhsd1pTSTZJQ0p1YjI1bElpd05DaUFnSW1odmMzUWlPaUFpTkhKMWRYVnpMbXhwZFhkbGFTNW5jU0lzRFFvZ0lDSndZWFJvSWpvZ0lpOGlMQTBLSUNBaWRHeHpJam9nSW5Sc2N5SXNEUW9nSUNKemJta2lPaUFpSWcwS2ZRPT0NCnNzOi8vWVdWekxUSTFOaTFuWTIwNlRraDNVVlJRVEVObVlWUk5VM0ZVYmxVemJXcGpVM2hsUURFNE9DNDVNaTQzT0M0eU1ETTZNek01T1RnPSMwMDMwMTMxNTENCnNzOi8vWVdWekxUSTFOaTFuWTIwNlExVnVaRk5hYmxselVFdGpkVFpMYWpoVVNGWk5Ra2hFUURnMExqRTNMak0xTGpnMk9qTTVOemN5I3dvMw0Kc3M6Ly9ZV1Z6TFRJMU5pMW5ZMjA2YmpoM05GTjBibUpXUkRsa2JWaFpialJCYW5RNE4wVkJRREU0T0M0NU1pNDNPQzR5TURNNk16RTFOekk9IzAwMzAxMzE1DQp2bGVzczovLzg2MjI3MTM0LTA2YzItNDhlYS1iYWM1LTA5MDk5MjEzYjJlMkBzai50aWFueGlhMTMxNC5jbjo0NDM/ZW5jcnlwdGlvbj1ub25lJnNlY3VyaXR5PXRscyZ0eXBlPXdzJnBhdGg9JTJmZDM3NzMlMmYjJWU3JWE3JTkxJWU2JThhJTgwbGlvbg0Kdm1lc3M6Ly9ldzBLSUNBaWRpSTZJQ0l5SWl3TkNpQWdJbkJ6SWpvZ0lqQXdNekF4TXpFMUlpd05DaUFnSW1Ga1pDSTZJQ0pqWXk1b1kybGhhR05wY0doamFXVXVZMngxWWlJc0RRb2dJQ0p3YjNKMElqb2dJalEwTXlJc0RRb2dJQ0pwWkNJNklDSTVZVEk1TjJKaU1TMHdObVV6TFRSbE5tWXRPVGRtWVMwelpETXlNREprTkRZMU9UWWlMQTBLSUNBaVlXbGtJam9nSWpJaUxBMEtJQ0FpYzJONUlqb2dJbUYxZEc4aUxBMEtJQ0FpYm1WMElqb2dJbmR6SWl3TkNpQWdJblI1Y0dVaU9pQWlibTl1WlNJc0RRb2dJQ0pvYjNOMElqb2dJbU5qTG1oamFXRm9ZMmx3YUdOcFpTNWpiSFZpSWl3TkNpQWdJbkJoZEdnaU9pQWlMemcwWXpObUx5SXNEUW9nSUNKMGJITWlPaUFpZEd4eklpd05DaUFnSW5OdWFTSTZJQ0lpRFFwOQ0Kc3M6Ly9ZMmhoWTJoaE1qQXRhV1YwWmkxd2IyeDVNVE13TlRwalYzWTRSbU5LYXpCV2NGTkFjM011WkdVdWMzTm9iV0Y0TG01bGREb3lNVFEzTkE9PSMwMDMwMTMxNQ0Kc3M6Ly9ZV1Z6TFRJMU5pMW5ZMjA2UTFWdVpGTmFibGx6VUV0amRUWkxhamhVU0ZaTlFraEVRREU0T0M0NU1pNDNPQzR4TkRVNk16azNOekk9IzAwMzAxMzE1MQ0Kdm1lc3M6Ly9ldzBLSUNBaWRpSTZJQ0l5SWl3TkNpQWdJbkJ6SWpvZ0lqQXdNekF4TXpFMUlpd05DaUFnSW1Ga1pDSTZJQ0l4TnpNdU9ESXVNalF3TGpJME5TSXNEUW9nSUNKd2IzSjBJam9nSWpRME15SXNEUW9nSUNKcFpDSTZJQ0k1WVRJNU4ySmlNUzB3Tm1VekxUUmxObVl0T1RkbVlTMHpaRE15TURKa05EWTFPVFlpTEEwS0lDQWlZV2xrSWpvZ0lqSWlMQTBLSUNBaWMyTjVJam9nSW1GMWRHOGlMQTBLSUNBaWJtVjBJam9nSW5keklpd05DaUFnSW5SNWNHVWlPaUFpYm05dVpTSXNEUW9nSUNKb2IzTjBJam9nSW1OakxtaGphV0ZvWTJsd2FHTnBaUzVqYkhWaUlpd05DaUFnSW5CaGRHZ2lPaUFpTHpnMFl6Tm1MeUlzRFFvZ0lDSjBiSE1pT2lBaWRHeHpJaXdOQ2lBZ0luTnVhU0k2SUNJaURRcDkNCnRyb2phbjovLzM4OTY3NWVhLWZkNDUtNGNjZC1iZTI1LTRkZjRkYmU4YWQ3ZkBmdWNreGlqaW5waW5nLmdhOjQ0MyMwMDMwMTMxNQ0Kc3M6Ly9ZV1Z6TFRJMU5pMW5ZMjA2YmpoM05GTjBibUpXUkRsa2JWaFpialJCYW5RNE4wVkJRREUwTXk0eU5EUXVOREl1T0RZNk16RTFOekk9IyVlNyVhNyU5MSVlNiU4YSU4MGxpb24NCnNzOi8vWVdWekxUSTFOaTFuWTIwNllWbE9aVXRFVFhwWlVWbDNORXRpVldKS1FUaFhjM3B4UURFNE9DNDVNaTQzT0M0eE5EVTZNekU1TkRRPSNQb29sX18zMg0Kc3M6Ly9ZV1Z6TFRJMU5pMW5ZMjA2UTFWdVpGTmFibGx6VU<text:soft-page-break/>V0amRUWkxhamhVU0ZaTlFraEVRRFExTGpnNUxqRTNNeTR5TURVNk16azNOekk9I3dvMg0Kc3M6Ly9ZV1Z6TFRJMU5pMW5ZMjA2T0c0MmNIZEJZM0p5ZGpKd2FqWjBSbGt5Y0ROVVlsRTJRREV3TkM0eU1EQXVNVE14TGpJME5Ub3pNems1TWc9PSMlZjAlOWYlODclYmElZjAlOWYlODclYjgNCnNzOi8vWVdWekxUSTFOaTFuWTIwNlExVnVaRk5hYmxselVFdGpkVFpMYWpoVVNGWk5Ra2hFUURneExqRTVMakl4TkM0ek56b3pPVGMzTWc9PSN3bzENCnNzOi8vWVdWekxUSTFOaTFuWTIwNk9HNDJjSGRCWTNKeWRqSndhalowUmxreWNETlVZbEUyUURFNE5TNHlMakV3TUM0eE5qWTZNek01T1RJPSMlZjAlOWYlODclYTklZjAlOWYlODclYWENCnZtZXNzOi8vZXcwS0lDQWlkaUk2SUNJeUlpd05DaUFnSW5Ceklqb2dJbEpsYkdGNVh5QjhJREV1TXpGTllpSXNEUW9nSUNKaFpHUWlPaUFpTWpNdU1qSTBMak14TGpJeE1DSXNEUW9nSUNKd2IzSjBJam9nSWpRME15SXNEUW9nSUNKcFpDSTZJQ0kwWVdFMU1HVmxNUzB4WVROakxUUmhZalV0T0dZMFlTMDVPVGhtT0dOalpXUmtNRFlpTEEwS0lDQWlZV2xrSWpvZ0lqWTBJaXdOQ2lBZ0luTmplU0k2SUNKaGRYUnZJaXdOQ2lBZ0ltNWxkQ0k2SUNKM2N5SXNEUW9nSUNKMGVYQmxJam9nSW01dmJtVWlMQTBLSUNBaWFHOXpkQ0k2SUNKM2QzY3VOVE01TXpNek56UXVlSGw2SWl3TkNpQWdJbkJoZEdnaU9pQWlMM0JoZEdndk1qY3dNVEU1TVRReE1ESTVJaXdOQ2lBZ0luUnNjeUk2SUNKMGJITWlMQTBLSUNBaWMyNXBJam9nSWlJTkNuMD0NCnNzOi8vWVdWekxUSTFOaTFuWTIwNlJFdFlabGQzWXpSbFluTmpjRmhVUzNCaWREZzFjbE5JUURFNE5TNHhNalF1TWpRd0xqRTFPVG96T0RjME1nPT0jJWYwJTlmJTg3JWI3JWYwJTlmJTg3JWI0DQp2bWVzczovL2V3MEtJQ0FpZGlJNklDSXlJaXdOQ2lBZ0luQnpJam9nSWpBd016QXhNekUxSWl3TkNpQWdJbUZrWkNJNklDSjFjekUzT0M1dFlYSnpOalkyTmk1amIyMGlMQTBLSUNBaWNHOXlkQ0k2SUNJME5ETWlMQTBLSUNBaWFXUWlPaUFpWm1VNU0yRXdOakl0WkRFelppMHpPVFU0TFRsbFltTXRNR013Tm1Oa016SmtabUl3SWl3TkNpQWdJbUZwWkNJNklDSXpJaXdOQ2lBZ0luTmplU0k2SUNKaGRYUnZJaXdOQ2lBZ0ltNWxkQ0k2SUNKM2N5SXNEUW9nSUNKMGVYQmxJam9nSW01dmJtVWlMQTBLSUNBaWFHOXpkQ0k2SUNKMWN6RTNPQzV0WVhKek5qWTJOaTVqYjIwaUxBMEtJQ0FpY0dGMGFDSTZJQ0l2Y21GNUlpd05DaUFnSW5Sc2N5STZJQ0owYkhNaUxBMEtJQ0FpYzI1cElqb2dJaUlOQ24wPQ0Kc3M6Ly9ZV1Z6TFRJMU5pMW5ZMjA2YmpoM05GTjBibUpXUkRsa2JWaFpialJCYW5RNE4wVkJRREUxTkM0eE1qY3VOVEF1TVRNNE9qTXhOVGN5IzAwMzAxMzE1MQ0Kdm1lc3M6Ly9ldzBLSUNBaWRpSTZJQ0l5SWl3TkNpQWdJbkJ6SWpvZ0lsSmxiR0Y1WC9DZmg3cnduNGU0VlZNdDhKK0h1dkNmaDdoVlUxOHhOVFkzSWl3TkNpQWdJbUZrWkNJNklDSXhNRFF1TVRZdU1qUTVMakV6TUNJc0RRb2dJQ0p3YjNKMElqb2dJalEwTXlJc0RRb2dJQ0pwWkNJNklDSmxOak01TjJWa1lTMWtaREkzTFRRNE16SXRZVFk1TXkxaU0yWmlNVFUyWldNd1pqTWlMQTBLSUNBaVlXbGtJam9nSWpBaUxBMEtJQ0FpYzJONUlqb2dJbUYxZEc4aUxBMEtJQ0FpYm1WMElqb2dJbmR6SWl3TkNpQWdJblI1Y0dVaU9pQWlibTl1WlNJc0RRb2dJQ0pvYjNOMElqb2dJbkp1TG0xaGJpMXZibVV1WTJ4MVlpSXNEUW9nSUNKd1lYUm9Jam9nSWk4eU16TmliRzluSWl3TkNpQWdJblJzY3lJNklDSjBiSE1pTEEwS0lDQWljMjVwSWpvZ0lpSU5DbjA9DQpzczovL1lXVnpMVEkxTmkxblkyMDZUR3RHUVhwcmVsaHJVME5TV1dFeVEzTlNaRXc0WTBkaVFERTVPQzR4TkRjdU1qSXVPRGM2TXpRNE1UVT0jUG9vbF9fMDgNCnNzOi8vWVdWekxUSTFOaTFuWTIwNmQybzNia1JEZFU1QlVtTm9VMlZMVGtOT09GWkdTell5UURFNU9DNHhORGN1TWpJdU9EYzZNekUzTlRjPSNQb29sX18xMg0Kdm1lc3M6Ly9ldzBLSUNBaWRpSTZJQ0l5SWl3TkNpQWdJbkJ6SWpvZ0lqQXdNekF4TXpFMUlpd05DaUFnSW1Ga1pDSTZJQ0pvWjJFdVkyNXRkMncyTG1ObUlpd05DaUFnSW5CdmNuUWlPaUFpT0RBaUxBMEtJQ0FpYVdRaU9pQWlZakpsTVdSa09UZ3RNVFV4TmkwME1qTmhMV0ptTjJZdE56RTJOemN6WlRRM1ptSm1JaXdOQ2lBZ0ltRnBaQ0k2SUNJeElpd05DaUFnSW5OamVTSTZJQ0poZFhSdklpd05DaUFnSW01bGRDSTZJQ0ozY3lJc0RRb2dJQ0owZVhCbElqb2dJbTV2Ym1VaUxBMEtJQ0FpYUc5emRDSTZJQ0lpTEEwS0lDQWljR0YwYUNJNklDSXZJaXdOQ2lBZ0luUnNjeUk2SUNJaUxBMEtJQ0FpYzI1cElqb2dJaUlOQ24wPQ0K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9T17:33:18.705000000</meta:creation-date>
    <dc:date>2021-05-29T17:35:34.712000000</dc:date>
    <meta:editing-duration>PT2M17S</meta:editing-duration>
    <meta:editing-cycles>1</meta:editing-cycles>
    <meta:document-statistic meta:table-count="0" meta:image-count="0" meta:object-count="0" meta:page-count="14" meta:paragraph-count="7" meta:word-count="22" meta:character-count="48302" meta:non-whitespace-character-count="48300"/>
    <meta:generator>LibreOffice/7.1.2.2$Windows_X86_64 LibreOffice_project/8a45595d069ef5570103caea1b71cc9d82b2aae4</meta:generator>
  </office:meta>
</office:document-meta>
</file>